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Lohit Devanagari1" svg:font-family="'Lohit Devanagari'"/>
    <style:font-face style:name="Times New Roman1" svg:font-family="'Times New Roman'"/>
    <style:font-face style:name="sans-serif" svg:font-family="sans-serif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, Terminal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17cm" style:rel-width="100%" fo:margin-left="-0.191cm" table:align="left" style:writing-mode="lr-tb"/>
    </style:style>
    <style:style style:name="Таблица1.A" style:family="table-column">
      <style:table-column-properties style:column-width="7.502cm" style:rel-column-width="4348*"/>
    </style:style>
    <style:style style:name="Таблица1.B" style:family="table-column">
      <style:table-column-properties style:column-width="4.501cm" style:rel-column-width="2609*"/>
    </style:style>
    <style:style style:name="Таблица1.C" style:family="table-column">
      <style:table-column-properties style:column-width="4.997cm" style:rel-column-width="2897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Результаты_5f_тестирования" style:display-name="Результаты_тестирования" style:family="table">
      <style:table-properties style:width="17cm" table:align="margins" style:writing-mode="lr-tb"/>
    </style:style>
    <style:style style:name="Результаты_5f_тестирования.A" style:display-name="Результаты_тестирования.A" style:family="table-column">
      <style:table-column-properties style:column-width="8.498cm" style:rel-column-width="32760*"/>
    </style:style>
    <style:style style:name="Результаты_5f_тестирования.B" style:display-name="Результаты_тестирования.B" style:family="table-column">
      <style:table-column-properties style:column-width="8.502cm" style:rel-column-width="32775*"/>
    </style:style>
    <style:style style:name="Результаты_5f_тестирования.A1" style:display-name="Результаты_тестирования.A1" style:family="table-cell">
      <style:table-cell-properties fo:padding="0.097cm" fo:border-left="0.05pt solid #000000" fo:border-right="none" fo:border-top="0.05pt solid #000000" fo:border-bottom="0.05pt solid #000000"/>
    </style:style>
    <style:style style:name="Результаты_5f_тестирования.B1" style:display-name="Результаты_тестирования.B1" style:family="table-cell">
      <style:table-cell-properties fo:padding="0.097cm" fo:border="0.05pt solid #000000"/>
    </style:style>
    <style:style style:name="Результаты_5f_тестирования.A2" style:display-name="Результаты_тестирования.A2" style:family="table-cell">
      <style:table-cell-properties fo:padding="0.097cm" fo:border-left="0.05pt solid #000000" fo:border-right="none" fo:border-top="none" fo:border-bottom="0.05pt solid #000000"/>
    </style:style>
    <style:style style:name="Результаты_5f_тестирования.B2" style:display-name="Результаты_тестирования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Обычный_20__2b__20_14_20_pt">
      <style:paragraph-properties fo:margin-left="0cm" fo:margin-right="-0.002cm" fo:line-height="150%" fo:text-align="justify" style:justify-single-word="false" fo:text-indent="0cm" style:auto-text-indent="false"/>
      <style:text-properties fo:font-size="11pt" fo:font-weight="normal" officeooo:rsid="001e6fd0" officeooo:paragraph-rsid="00235ed8" style:font-size-asian="11pt" style:font-weight-asian="normal" style:font-size-complex="11pt" style:font-weight-complex="normal"/>
    </style:style>
    <style:style style:name="P3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4" style:family="paragraph" style:parent-style-name="Standard">
      <style:paragraph-properties fo:line-height="150%" fo:text-align="center" style:justify-single-word="false"/>
    </style:style>
    <style:style style:name="P5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0000" fo:font-size="14pt" officeooo:rsid="0003dc19" officeooo:paragraph-rsid="0003dc19" style:font-size-asian="14pt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fo:color="#000000" fo:font-size="14pt" officeooo:rsid="0003dc19" officeooo:paragraph-rsid="0003dc19" style:font-size-asian="14pt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00000" fo:font-size="14pt" officeooo:rsid="002e7a53" officeooo:paragraph-rsid="002e7a53" style:font-size-asian="14pt" style:font-size-complex="14pt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officeooo:rsid="000c7f6f" officeooo:paragraph-rsid="001e6fd0" style:font-size-asian="14pt" style:font-weight-asian="bold" style:font-size-complex="14pt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officeooo:rsid="001e6fd0" officeooo:paragraph-rsid="001e6fd0" style:font-size-asian="14pt" style:font-weight-asian="bold" style:font-size-complex="14pt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officeooo:rsid="000a9064" officeooo:paragraph-rsid="000a9064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fo:font-weight="bold" officeooo:rsid="0004faca" officeooo:paragraph-rsid="000a9064" style:font-size-asian="14pt" style:language-asian="ru" style:country-asian="RU" style:font-weight-asian="bold" style:font-size-complex="14pt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fo:font-weight="bold" officeooo:rsid="0008be00" officeooo:paragraph-rsid="0008be00" style:font-size-asian="14pt" style:language-asian="ru" style:country-asian="RU" style:font-weight-asian="bold" style:font-size-complex="14pt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fo:font-size="14pt" fo:font-style="italic" fo:font-weight="bold" officeooo:paragraph-rsid="0003dc19" style:font-size-asian="14pt" style:font-style-asian="italic" style:font-weight-asian="bold" style:font-size-complex="14pt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font-size="14pt" fo:font-weight="bold" officeooo:rsid="000c7f6f" officeooo:paragraph-rsid="000c7f6f" style:font-size-asian="14pt" style:font-weight-asian="bold" style:font-size-complex="14pt"/>
    </style:style>
    <style:style style:name="P21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22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 fo:break-before="page"/>
      <style:text-properties officeooo:paragraph-rsid="0003dc19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4pt" fo:font-weight="bold" officeooo:rsid="0004faca" officeooo:paragraph-rsid="001f5cb5" style:font-size-asian="14pt" style:font-weight-asian="bold" style:font-size-complex="14pt"/>
    </style:style>
    <style:style style:name="P24" style:family="paragraph" style:parent-style-name="Table_20_Contents">
      <style:paragraph-properties fo:text-align="justify" style:justify-single-word="false"/>
      <style:text-properties fo:font-size="14pt" style:font-size-asian="14pt" style:font-size-complex="14pt"/>
    </style:style>
    <style:style style:name="P25" style:family="paragraph" style:parent-style-name="Table_20_Contents">
      <style:paragraph-properties fo:text-align="justify" style:justify-single-word="false"/>
      <style:text-properties fo:font-size="14pt" officeooo:paragraph-rsid="0003dc19" style:font-size-asian="14pt" style:font-size-complex="14pt"/>
    </style:style>
    <style:style style:name="P26" style:family="paragraph" style:parent-style-name="Table_20_Contents">
      <style:paragraph-properties fo:text-align="justify" style:justify-single-word="false"/>
      <style:text-properties fo:font-size="14pt" officeooo:rsid="001cf67d" officeooo:paragraph-rsid="001cf67d" style:font-size-asian="14pt" style:font-size-complex="14pt"/>
    </style:style>
    <style:style style:name="P27" style:family="paragraph" style:parent-style-name="Table_20_Contents">
      <style:paragraph-properties fo:text-align="justify" style:justify-single-word="false"/>
      <style:text-properties fo:font-size="14pt" officeooo:rsid="0003dc19" officeooo:paragraph-rsid="0003dc19" style:font-size-asian="14pt" style:font-size-complex="14pt"/>
    </style:style>
    <style:style style:name="P28" style:family="paragraph" style:parent-style-name="Table_20_Contents">
      <style:paragraph-properties fo:text-align="justify" style:justify-single-word="false"/>
      <style:text-properties fo:font-size="14pt" fo:font-weight="bold" officeooo:rsid="0003dc19" officeooo:paragraph-rsid="0003dc19" style:font-size-asian="14pt" style:font-weight-asian="bold" style:font-size-complex="14pt" style:font-weight-complex="bold"/>
    </style:style>
    <style:style style:name="P29" style:family="paragraph" style:parent-style-name="Standard">
      <style:paragraph-properties fo:margin-left="0cm" fo:margin-right="0cm" fo:line-height="120%" fo:text-align="justify" style:justify-single-word="false" fo:text-indent="1cm" style:auto-text-indent="false"/>
      <style:text-properties fo:color="#000000" style:font-name="Times New Roman" fo:font-size="14pt" fo:language="ru" fo:country="RU" officeooo:paragraph-rsid="0004faca" style:font-size-asian="14pt" style:language-asian="ru" style:country-asian="RU" style:font-size-complex="14pt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fo:color="#000000" style:font-name="Courier New1" fo:font-size="10pt" style:font-size-asian="10pt" style:font-size-complex="10pt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style:font-name="Courier New1" fo:font-size="10pt" style:font-size-asian="10pt" style:font-size-complex="10pt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fo:color="#008000" style:font-name="Courier New1" fo:font-size="10pt" style:font-size-asian="10pt" style:font-size-complex="10pt"/>
    </style:style>
    <style:style style:name="P33" style:family="paragraph" style:parent-style-name="Table_20_Contents">
      <style:paragraph-properties fo:text-align="justify" style:justify-single-word="false"/>
      <style:text-properties fo:font-size="14pt" officeooo:rsid="001cf67d" officeooo:paragraph-rsid="001cf67d" style:font-size-asian="14pt" style:font-size-complex="14pt"/>
    </style:style>
    <style:style style:name="P34" style:family="paragraph" style:parent-style-name="Table_20_Contents">
      <style:paragraph-properties fo:text-align="justify" style:justify-single-word="false"/>
      <style:text-properties fo:font-size="14pt" style:font-size-asian="14pt" style:font-size-complex="14pt"/>
    </style:style>
    <style:style style:name="P35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36" style:family="paragraph" style:parent-style-name="Standard">
      <style:text-properties fo:color="#11111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7" style:family="paragraph" style:parent-style-name="Standard">
      <style:text-properties fo:color="#111111" fo:font-size="14pt" fo:font-style="normal" fo:font-weight="normal" officeooo:rsid="0039bf3e" officeooo:paragraph-rsid="0039bf3e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style:paragraph-properties fo:text-align="end" style:justify-single-word="false"/>
      <style:text-properties fo:color="#111111" fo:font-size="14pt" fo:font-style="normal" fo:font-weight="normal" officeooo:rsid="0039bf3e" officeooo:paragraph-rsid="0039bf3e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 style:list-style-name="L2">
      <style:paragraph-properties fo:line-height="150%" fo:text-align="justify" style:justify-single-word="false"/>
      <style:text-properties fo:color="#111111" style:font-name="Times New Roman" fo:font-size="14pt" fo:language="en" fo:country="US" fo:font-weight="normal" officeooo:rsid="00329169" officeooo:paragraph-rsid="0040cd02" style:font-size-asian="14pt" style:language-asian="ru" style:country-asian="RU" style:font-weight-asian="normal" style:font-size-complex="14pt" style:font-weight-complex="normal"/>
    </style:style>
    <style:style style:name="P40" style:family="paragraph" style:parent-style-name="Standard" style:list-style-name="L2">
      <style:paragraph-properties fo:line-height="150%" fo:text-align="justify" style:justify-single-word="false"/>
      <style:text-properties fo:color="#111111" style:font-name="Times New Roman" fo:font-size="14pt" fo:language="en" fo:country="US" fo:font-weight="bold" officeooo:rsid="00329169" officeooo:paragraph-rsid="00329169" style:font-size-asian="14pt" style:language-asian="ru" style:country-asian="RU" style:font-weight-asian="bold" style:font-size-complex="14pt" style:font-weight-complex="bold"/>
    </style:style>
    <style:style style:name="P41" style:family="paragraph" style:parent-style-name="Standard" style:list-style-name="L2">
      <style:paragraph-properties fo:line-height="150%" fo:text-align="justify" style:justify-single-word="false"/>
      <style:text-properties fo:color="#111111" style:font-name="Times New Roman" fo:font-size="14pt" fo:language="ru" fo:country="RU" fo:font-weight="normal" officeooo:rsid="0040cd02" officeooo:paragraph-rsid="0040cd02" style:font-size-asian="14pt" style:language-asian="ru" style:country-asian="RU" style:font-weight-asian="normal" style:font-size-complex="14pt" style:font-weight-complex="normal"/>
    </style:style>
    <style:style style:name="P42" style:family="paragraph" style:parent-style-name="Standard" style:list-style-name="L2">
      <style:paragraph-properties fo:line-height="150%" fo:text-align="justify" style:justify-single-word="false"/>
      <style:text-properties fo:color="#111111" style:font-name="Times New Roman" fo:font-size="14pt" fo:language="ru" fo:country="RU" fo:font-weight="bold" officeooo:rsid="0040cd02" officeooo:paragraph-rsid="0040cd02" style:font-size-asian="14pt" style:language-asian="ru" style:country-asian="RU" style:font-weight-asian="bold" style:font-size-complex="14pt" style:font-weight-complex="bold"/>
    </style:style>
    <style:style style:name="P43" style:family="paragraph" style:parent-style-name="Standard" style:list-style-name="L2">
      <style:text-properties fo:color="#111111" style:font-name="Times New Roman" fo:font-size="14pt" fo:font-weight="bold" style:font-size-asian="14pt" style:font-weight-asian="bold" style:font-size-complex="14pt" style:font-weight-complex="bold"/>
    </style:style>
    <style:style style:name="P44" style:family="paragraph" style:parent-style-name="Standard" style:list-style-name="L2">
      <style:text-properties fo:color="#111111" style:font-name="Times New Roman" fo:font-size="14pt" fo:font-weight="bold" style:font-size-asian="14pt" style:font-weight-asian="bold" style:font-size-complex="14pt" style:font-weight-complex="bold"/>
    </style:style>
    <style:style style:name="P45" style:family="paragraph" style:parent-style-name="Standard">
      <style:paragraph-properties fo:line-height="100%" fo:text-align="justify" style:justify-single-word="false"/>
      <style:text-properties fo:color="#000000" style:font-name="Courier New1" fo:font-size="10pt" style:font-size-asian="10pt" style:font-size-complex="10pt"/>
    </style:style>
    <style:style style:name="P46" style:family="paragraph" style:parent-style-name="Standard">
      <style:paragraph-properties fo:line-height="100%" fo:text-align="justify" style:justify-single-word="false"/>
      <style:text-properties style:font-name="Courier New1" fo:font-size="10pt" style:font-size-asian="10pt" style:font-size-complex="10pt"/>
    </style:style>
    <style:style style:name="P47" style:family="paragraph" style:parent-style-name="Standard" style:list-style-name="L1">
      <loext:graphic-properties draw:fill="none"/>
      <style:paragraph-properties fo:margin-left="0cm" fo:margin-right="0cm" fo:line-height="150%" fo:text-align="justify" style:justify-single-word="false" fo:orphans="2" fo:widows="2" fo:text-indent="0.6cm" style:auto-text-indent="false" fo:background-color="transparent" style:writing-mode="lr-tb"/>
      <style:text-properties fo:color="#000000" style:font-name="Times New Roman" fo:font-size="14pt" fo:language="en" fo:country="US" fo:font-weight="bold" officeooo:rsid="003c116c" officeooo:paragraph-rsid="003c116c" style:font-size-asian="14pt" style:language-asian="ru" style:country-asian="RU" style:font-weight-asian="bold" style:font-size-complex="14pt" style:font-weight-complex="bold"/>
    </style:style>
    <style:style style:name="P48" style:family="paragraph" style:parent-style-name="Standard" style:list-style-name="L1">
      <loext:graphic-properties draw:fill="none"/>
      <style:paragraph-properties fo:margin-left="0cm" fo:margin-right="0cm" fo:line-height="150%" fo:text-align="justify" style:justify-single-word="false" fo:orphans="2" fo:widows="2" fo:text-indent="0.6cm" style:auto-text-indent="false" fo:background-color="transparent" style:writing-mode="lr-tb"/>
      <style:text-properties fo:color="#000000" style:font-name="Times New Roman" fo:font-size="14pt" fo:language="en" fo:country="US" fo:font-weight="bold" officeooo:rsid="003d945a" officeooo:paragraph-rsid="003d945a" style:font-size-asian="14pt" style:language-asian="ru" style:country-asian="RU" style:font-weight-asian="bold" style:font-size-complex="14pt" style:font-weight-complex="bold"/>
    </style:style>
    <style:style style:name="P49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text-indent="0.6cm" style:auto-text-indent="false" fo:background-color="transparent" style:writing-mode="lr-tb"/>
      <style:text-properties fo:color="#000000" style:font-name="Times New Roman" fo:font-size="14pt" fo:language="en" fo:country="US" fo:font-weight="bold" officeooo:rsid="003d945a" officeooo:paragraph-rsid="003d945a" style:font-size-asian="14pt" style:language-asian="ru" style:country-asian="RU" style:font-weight-asian="bold" style:font-size-complex="14pt" style:font-weight-complex="bold"/>
    </style:style>
    <style:style style:name="P50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text-indent="0.6cm" style:auto-text-indent="false" fo:background-color="transparent" style:writing-mode="lr-tb"/>
      <style:text-properties fo:color="#000000" style:font-name="Times New Roman" fo:font-size="14pt" fo:language="en" fo:country="US" fo:font-weight="bold" officeooo:rsid="003e3a31" officeooo:paragraph-rsid="003e3a31" style:font-size-asian="14pt" style:language-asian="ru" style:country-asian="RU" style:font-weight-asian="bold" style:font-size-complex="14pt" style:font-weight-complex="bold"/>
    </style:style>
    <style:style style:name="P51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text-indent="0.6cm" style:auto-text-indent="false" style:page-number="auto" fo:background-color="transparent" style:writing-mode="lr-tb"/>
      <style:text-properties fo:color="#000000" style:font-name="Times New Roman" fo:font-size="14pt" fo:language="ru" fo:country="RU" fo:font-weight="normal" officeooo:rsid="003c116c" officeooo:paragraph-rsid="003c116c" style:font-size-asian="14pt" style:language-asian="ru" style:country-asian="RU" style:font-weight-asian="normal" style:font-size-complex="14pt" style:font-weight-complex="normal"/>
    </style:style>
    <style:style style:name="P52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fo:color="#111111" style:font-name="Times New Roman" fo:font-size="14pt" fo:language="en" fo:country="US" fo:font-weight="normal" officeooo:rsid="00329169" officeooo:paragraph-rsid="00357a25" style:font-size-asian="14pt" style:language-asian="ru" style:country-asian="RU" style:font-weight-asian="normal" style:font-size-complex="14pt" style:font-weight-complex="normal"/>
    </style:style>
    <style:style style:name="P53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fo:color="#111111" style:font-name="Times New Roman" fo:font-size="14pt" fo:language="en" fo:country="US" fo:font-weight="normal" officeooo:rsid="00358f15" officeooo:paragraph-rsid="00358f15" style:font-size-asian="14pt" style:font-weight-asian="normal" style:font-size-complex="14pt"/>
    </style:style>
    <style:style style:name="P54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fo:color="#111111" style:font-name="Times New Roman" fo:font-size="14pt" fo:language="ru" fo:country="RU" fo:font-weight="normal" officeooo:rsid="00358f15" officeooo:paragraph-rsid="00358f15" style:font-size-asian="14pt" style:language-asian="ru" style:country-asian="RU" style:font-weight-asian="normal" style:font-size-complex="14pt" style:font-weight-complex="normal"/>
    </style:style>
    <style:style style:name="P55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fo:color="#111111" style:font-name="Times New Roman" fo:font-size="14pt" fo:font-weight="normal" officeooo:rsid="00329169" officeooo:paragraph-rsid="00357a25" style:font-size-asian="14pt" style:font-weight-asian="normal" style:font-size-complex="14pt"/>
    </style:style>
    <style:style style:name="P56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fo:color="#111111" style:font-name="Times New Roman" fo:font-size="14pt" fo:font-weight="bold" officeooo:rsid="00329169" officeooo:paragraph-rsid="00357a25" style:font-size-asian="14pt" style:font-weight-asian="bold" style:font-size-complex="14pt" style:font-weight-complex="bold"/>
    </style:style>
    <style:style style:name="P57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fo:color="#111111" style:font-name="Times New Roman" fo:font-size="14pt" fo:font-weight="bold" officeooo:rsid="00329169" officeooo:paragraph-rsid="00428d2d" style:font-size-asian="14pt" style:font-weight-asian="bold" style:font-size-complex="14pt" style:font-weight-complex="bold"/>
    </style:style>
    <style:style style:name="P58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fo:color="#111111" style:font-name="Times New Roman" fo:font-size="14pt" fo:font-weight="bold" officeooo:rsid="00329169" officeooo:paragraph-rsid="0043808b" style:font-size-asian="14pt" style:font-weight-asian="bold" style:font-size-complex="14pt" style:font-weight-complex="bold"/>
    </style:style>
    <style:style style:name="P59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fo:color="#111111" style:font-name="Times New Roman" fo:font-size="14pt" fo:language="en" fo:country="US" fo:font-weight="bold" officeooo:rsid="0043808b" officeooo:paragraph-rsid="0043808b" style:font-size-asian="14pt" style:font-weight-asian="bold" style:font-size-complex="14pt" style:font-weight-complex="bold"/>
    </style:style>
    <style:style style:name="P6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normal" officeooo:rsid="003bb753" officeooo:paragraph-rsid="003bb753" style:font-size-asian="14pt" style:font-weight-asian="normal" style:font-size-complex="14pt" style:font-weight-complex="normal"/>
    </style:style>
    <style:style style:name="P61" style:family="paragraph" style:parent-style-name="Standard">
      <style:paragraph-properties fo:margin-left="0cm" fo:margin-right="-0.002cm" fo:line-height="150%" fo:text-align="justify" style:justify-single-word="false" fo:text-indent="0cm" style:auto-text-indent="false"/>
      <style:text-properties officeooo:paragraph-rsid="003bb753"/>
    </style:style>
    <style:style style:name="P62" style:family="paragraph" style:parent-style-name="Standard">
      <style:paragraph-properties fo:margin-left="0cm" fo:margin-right="-0.002cm" fo:line-height="150%" fo:text-align="justify" style:justify-single-word="false" fo:text-indent="0cm" style:auto-text-indent="false"/>
      <style:text-properties style:font-name="Times New Roman" fo:font-size="14pt" fo:font-style="normal" fo:font-weight="normal" officeooo:paragraph-rsid="003bb753" style:font-size-asian="14pt" style:font-style-asian="normal" style:font-weight-asian="normal" style:font-size-complex="14pt" style:font-style-complex="normal" style:font-weight-complex="normal"/>
    </style:style>
    <style:style style:name="P63" style:family="paragraph" style:parent-style-name="Standard" style:list-style-name="L4" style:master-page-name="">
      <loext:graphic-properties draw:fill="none"/>
      <style:paragraph-properties fo:margin-left="0cm" fo:margin-right="0cm" fo:line-height="150%" fo:text-align="justify" style:justify-single-word="false" fo:orphans="2" fo:widows="2" fo:text-indent="1.101cm" style:auto-text-indent="false" style:page-number="auto" fo:background-color="transparent" style:writing-mode="lr-tb"/>
      <style:text-properties officeooo:paragraph-rsid="003bb753"/>
    </style:style>
    <style:style style:name="P64" style:family="paragraph" style:parent-style-name="Standard" style:list-style-name="L4">
      <loext:graphic-properties draw:fill="none"/>
      <style:paragraph-properties fo:margin-left="0cm" fo:margin-right="0cm" fo:line-height="150%" fo:text-align="justify" style:justify-single-word="false" fo:orphans="2" fo:widows="2" fo:text-indent="1.101cm" style:auto-text-indent="false" fo:background-color="transparent" style:writing-mode="lr-tb"/>
      <style:text-properties officeooo:paragraph-rsid="003bb753"/>
    </style:style>
    <style:style style:name="P65" style:family="paragraph" style:parent-style-name="Standard">
      <style:paragraph-properties fo:margin-left="0cm" fo:margin-right="0cm" fo:line-height="120%" fo:text-align="justify" style:justify-single-word="false" fo:text-indent="1cm" style:auto-text-indent="false"/>
      <style:text-properties fo:language="en" fo:country="US" fo:font-weight="normal" officeooo:rsid="003bb753" officeooo:paragraph-rsid="003bb753" style:font-weight-asian="normal" style:font-weight-complex="normal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color="#000000" style:font-name="Courier New1" fo:font-size="10pt" style:font-size-asian="10pt" style:font-size-complex="10pt"/>
    </style:style>
    <style:style style:name="P67" style:family="paragraph" style:parent-style-name="Heading_20_1">
      <style:paragraph-properties fo:break-before="page"/>
      <style:text-properties fo:color="#11111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8" style:family="paragraph" style:parent-style-name="Text_20_body">
      <style:paragraph-properties fo:margin-left="0cm" fo:margin-right="0cm" fo:margin-top="0.265cm" fo:margin-bottom="0.265cm" loext:contextual-spacing="false" fo:text-align="justify" style:justify-single-word="false" fo:orphans="2" fo:widows="2" fo:text-indent="0cm" style:auto-text-indent="false" fo:padding="0cm" fo:border="none"/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9" style:family="paragraph" style:parent-style-name="Text_20_body" style:list-style-name="L4">
      <loext:graphic-properties draw:fill="none"/>
      <style:paragraph-properties fo:margin-left="0cm" fo:margin-right="0cm" fo:margin-top="0cm" fo:margin-bottom="0cm" loext:contextual-spacing="false" fo:text-align="justify" style:justify-single-word="false" fo:orphans="2" fo:widows="2" fo:text-indent="1.101cm" style:auto-text-indent="false" fo:background-color="transparent" fo:padding="0cm" fo:border="none" style:writing-mode="lr-tb"/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text-transform="uppercase" style:font-size-complex="14pt"/>
    </style:style>
    <style:style style:name="T2" style:family="text">
      <style:text-properties fo:text-transform="uppercase" officeooo:rsid="0003dc19" style:font-weight-complex="normal"/>
    </style:style>
    <style:style style:name="T3" style:family="text">
      <style:text-properties fo:text-transform="uppercase" fo:color="#ff0000" fo:font-size="14pt" style:font-size-asian="14pt" style:font-size-complex="14pt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color="#ff0000" fo:font-size="14pt" fo:font-weight="bold" style:font-size-asian="14pt" style:font-weight-asian="bold" style:font-size-complex="14pt"/>
    </style:style>
    <style:style style:name="T7" style:family="text">
      <style:text-properties fo:color="#000000"/>
    </style:style>
    <style:style style:name="T8" style:family="text">
      <style:text-properties fo:color="#000000" fo:font-size="14pt" fo:font-weight="bold" style:font-size-asian="14pt" style:font-weight-asian="bold" style:font-size-complex="14pt"/>
    </style:style>
    <style:style style:name="T9" style:family="text">
      <style:text-properties fo:color="#000000" fo:font-size="14pt" fo:font-weight="bold" officeooo:rsid="0003dc19" style:font-size-asian="14pt" style:font-weight-asian="bold" style:font-size-complex="14pt"/>
    </style:style>
    <style:style style:name="T10" style:family="text">
      <style:text-properties fo:color="#000000" fo:font-size="14pt" officeooo:rsid="0003dc19" style:font-size-asian="14pt" style:font-size-complex="14pt"/>
    </style:style>
    <style:style style:name="T11" style:family="text">
      <style:text-properties fo:color="#000000" fo:font-size="14pt" fo:language="en" fo:country="US" fo:font-weight="bold" officeooo:rsid="003a7feb" style:font-size-asian="14pt" style:font-weight-asian="bold" style:font-size-complex="14pt"/>
    </style:style>
    <style:style style:name="T12" style:family="text">
      <style:text-properties fo:color="#000000" style:font-name="Consolas" fo:font-size="9.5pt" style:font-size-asian="9.5pt"/>
    </style:style>
    <style:style style:name="T13" style:family="text">
      <style:text-properties fo:color="#000000" fo:font-size="9.5pt" style:font-size-asian="9.5pt"/>
    </style:style>
    <style:style style:name="T14" style:family="text">
      <style:text-properties fo:color="#000000"/>
    </style:style>
    <style:style style:name="T15" style:family="text">
      <style:text-properties fo:font-variant="normal" fo:text-transform="none" fo:font-size="14pt" style:font-size-asian="14pt" style:font-size-complex="14pt"/>
    </style:style>
    <style:style style:name="T16" style:family="text">
      <style:text-properties fo:font-variant="normal" fo:text-transform="none" fo:color="#000000" fo:font-size="14pt" officeooo:rsid="00229a1f" style:font-size-asian="14pt" style:font-size-complex="14pt"/>
    </style:style>
    <style:style style:name="T17" style:family="text">
      <style:text-properties fo:font-variant="normal" fo:text-transform="none" fo:color="#000000" fo:font-size="14pt" officeooo:rsid="003a7feb" style:font-size-asian="14pt" style:font-size-complex="14pt"/>
    </style:style>
    <style:style style:name="T18" style:family="text">
      <style:text-properties fo:font-variant="normal" fo:text-transform="none" fo:color="#000000" style:font-name="Times New Roman1" fo:font-size="14pt" fo:letter-spacing="normal" fo:font-style="normal" fo:background-color="transparent" loext:char-shading-value="0" style:font-size-asian="14pt" style:language-asian="ru" style:country-asian="RU" style:font-style-asian="italic" style:font-size-complex="14pt"/>
    </style:style>
    <style:style style:name="T19" style:family="text">
      <style:text-properties fo:font-variant="normal" fo:text-transform="none" fo:color="#000000" style:font-name="Times New Roman1" fo:font-size="14pt" fo:letter-spacing="normal" fo:font-style="normal" officeooo:rsid="003132b3" fo:background-color="transparent" loext:char-shading-value="0" style:font-size-asian="14pt" style:language-asian="ru" style:country-asian="RU" style:font-style-asian="italic" style:font-size-complex="14pt"/>
    </style:style>
    <style:style style:name="T20" style:family="text">
      <style:text-properties fo:font-variant="normal" fo:text-transform="none" fo:color="#111111" style:font-name="Times New Roman" fo:font-size="14pt" fo:letter-spacing="normal" fo:font-style="normal" fo:font-weight="normal" officeooo:rsid="001e6fd0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variant="normal" fo:text-transform="none" fo:color="#111111" style:text-line-through-style="none" style:text-line-through-type="none" style:font-name="Times New Roman" fo:font-size="14pt" fo:letter-spacing="normal" fo:font-style="normal" style:text-underline-style="none" fo:font-weight="normal" officeooo:rsid="001e6fd0" style:text-blinking="false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variant="normal" fo:text-transform="none" fo:color="#111111" fo:letter-spacing="normal" officeooo:rsid="001e6fd0"/>
    </style:style>
    <style:style style:name="T23" style:family="text">
      <style:text-properties fo:font-variant="normal" fo:text-transform="none" fo:color="#222222" style:text-position="-33% 80%" fo:letter-spacing="normal"/>
    </style:style>
    <style:style style:name="T24" style:family="text">
      <style:text-properties fo:font-variant="normal" fo:text-transform="none" fo:color="#222222" fo:letter-spacing="normal"/>
    </style:style>
    <style:style style:name="T25" style:family="text">
      <style:text-properties fo:font-variant="normal" fo:text-transform="none" fo:color="#2021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font-variant="normal" fo:text-transform="none" fo:color="#202122" style:font-name="Times New Roman" fo:font-size="14pt" fo:letter-spacing="normal" fo:font-style="normal" fo:font-weight="normal" officeooo:rsid="001e6fd0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fo:font-variant="normal" fo:text-transform="none" fo:color="#202122" fo:letter-spacing="normal"/>
    </style:style>
    <style:style style:name="T28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size-complex="14pt"/>
    </style:style>
    <style:style style:name="T29" style:family="text">
      <style:text-properties style:font-name="Times New Roman" fo:font-size="14pt" fo:language="ru" fo:country="RU" fo:font-weight="bold" officeooo:rsid="0004faca" style:font-size-asian="14pt" style:language-asian="ru" style:country-asian="RU" style:font-weight-asian="bold" style:font-size-complex="14pt"/>
    </style:style>
    <style:style style:name="T30" style:family="text">
      <style:text-properties style:font-name="Times New Roman"/>
    </style:style>
    <style:style style:name="T31" style:family="text">
      <style:text-properties style:font-name="Times New Roman" officeooo:rsid="00329169"/>
    </style:style>
    <style:style style:name="T32" style:family="text">
      <style:text-properties fo:color="#808080"/>
    </style:style>
    <style:style style:name="T33" style:family="text">
      <style:text-properties fo:color="#808080" style:font-name="Consolas" fo:font-size="9.5pt" style:font-size-asian="9.5pt"/>
    </style:style>
    <style:style style:name="T34" style:family="text">
      <style:text-properties fo:color="#808080" fo:font-size="9.5pt" style:font-size-asian="9.5pt"/>
    </style:style>
    <style:style style:name="T35" style:family="text">
      <style:text-properties fo:color="#808080"/>
    </style:style>
    <style:style style:name="T36" style:family="text">
      <style:text-properties fo:color="#a31515"/>
    </style:style>
    <style:style style:name="T37" style:family="text">
      <style:text-properties fo:color="#a31515" style:font-name="Consolas" fo:font-size="9.5pt" style:font-size-asian="9.5pt"/>
    </style:style>
    <style:style style:name="T38" style:family="text">
      <style:text-properties fo:color="#a31515" fo:font-size="9.5pt" style:font-size-asian="9.5pt"/>
    </style:style>
    <style:style style:name="T39" style:family="text">
      <style:text-properties fo:color="#a31515"/>
    </style:style>
    <style:style style:name="T40" style:family="text">
      <style:text-properties fo:color="#0000ff"/>
    </style:style>
    <style:style style:name="T41" style:family="text">
      <style:text-properties fo:color="#0000ff" style:font-name="Consolas" fo:font-size="9.5pt" style:font-size-asian="9.5pt"/>
    </style:style>
    <style:style style:name="T42" style:family="text">
      <style:text-properties fo:color="#0000ff" style:font-name="Consolas" fo:font-size="9.5pt" fo:language="ru" fo:country="RU" fo:font-weight="normal" style:font-size-asian="9.5pt" style:font-weight-asian="normal" style:font-weight-complex="normal"/>
    </style:style>
    <style:style style:name="T43" style:family="text">
      <style:text-properties fo:color="#0000ff" fo:font-size="9.5pt" fo:language="ru" fo:country="RU" fo:font-weight="normal" style:font-size-asian="9.5pt" style:font-weight-asian="normal" style:font-weight-complex="normal"/>
    </style:style>
    <style:style style:name="T44" style:family="text">
      <style:text-properties fo:color="#0000ff" fo:font-size="9.5pt" style:font-size-asian="9.5pt"/>
    </style:style>
    <style:style style:name="T45" style:family="text">
      <style:text-properties fo:color="#0000ff" fo:language="ru" fo:country="RU"/>
    </style:style>
    <style:style style:name="T46" style:family="text">
      <style:text-properties fo:color="#0000ff" fo:language="ru" fo:country="RU" fo:font-weight="normal" style:font-weight-asian="normal" style:font-weight-complex="normal"/>
    </style:style>
    <style:style style:name="T47" style:family="text">
      <style:text-properties fo:color="#0000ff"/>
    </style:style>
    <style:style style:name="T48" style:family="text">
      <style:text-properties fo:language="en" fo:country="US"/>
    </style:style>
    <style:style style:name="T49" style:family="text">
      <style:text-properties fo:language="en" fo:country="US" fo:font-weight="bold" style:font-weight-asian="bold" style:font-weight-complex="bold"/>
    </style:style>
    <style:style style:name="T50" style:family="text">
      <style:text-properties fo:language="en" fo:country="US" fo:font-weight="bold" style:font-weight-asian="bold" style:font-weight-complex="bold"/>
    </style:style>
    <style:style style:name="T51" style:family="text">
      <style:text-properties fo:language="en" fo:country="US"/>
    </style:style>
    <style:style style:name="T52" style:family="text">
      <style:text-properties fo:language="en" fo:country="US" officeooo:rsid="00329169"/>
    </style:style>
    <style:style style:name="T53" style:family="text">
      <style:text-properties fo:language="en" fo:country="US" officeooo:rsid="00428d2d"/>
    </style:style>
    <style:style style:name="T54" style:family="text">
      <style:text-properties fo:language="en" fo:country="US" fo:font-weight="normal" officeooo:rsid="00428d2d" style:font-weight-asian="normal" style:font-weight-complex="normal"/>
    </style:style>
    <style:style style:name="T55" style:family="text">
      <style:text-properties fo:language="en" fo:country="US" fo:font-weight="normal" officeooo:rsid="0043808b" style:font-weight-asian="normal" style:font-weight-complex="normal"/>
    </style:style>
    <style:style style:name="T56" style:family="text">
      <style:text-properties fo:color="#2b91af"/>
    </style:style>
    <style:style style:name="T57" style:family="text">
      <style:text-properties fo:color="#2b91af" style:font-name="Consolas" fo:font-size="9.5pt" style:font-size-asian="9.5pt"/>
    </style:style>
    <style:style style:name="T58" style:family="text">
      <style:text-properties fo:color="#2b91af" fo:font-size="9.5pt" style:font-size-asian="9.5pt"/>
    </style:style>
    <style:style style:name="T59" style:family="text">
      <style:text-properties fo:color="#2b91af"/>
    </style:style>
    <style:style style:name="T60" style:family="text">
      <style:text-properties fo:color="#008080"/>
    </style:style>
    <style:style style:name="T61" style:family="text">
      <style:text-properties fo:color="#008080" style:font-name="Consolas" fo:font-size="9.5pt" style:font-size-asian="9.5pt"/>
    </style:style>
    <style:style style:name="T62" style:family="text">
      <style:text-properties fo:color="#008080" fo:font-size="9.5pt" style:font-size-asian="9.5pt"/>
    </style:style>
    <style:style style:name="T63" style:family="text">
      <style:text-properties fo:color="#008080"/>
    </style:style>
    <style:style style:name="T64" style:family="text">
      <style:text-properties fo:language="ru" fo:country="RU"/>
    </style:style>
    <style:style style:name="T65" style:family="text">
      <style:text-properties fo:language="ru" fo:country="RU" officeooo:rsid="00357a25"/>
    </style:style>
    <style:style style:name="T66" style:family="text">
      <style:text-properties fo:language="ru" fo:country="RU" officeooo:rsid="00357a25" style:language-asian="ru" style:country-asian="RU" style:font-name-complex="Times New Roman"/>
    </style:style>
    <style:style style:name="T67" style:family="text">
      <style:text-properties fo:language="ru" fo:country="RU" fo:font-weight="bold" officeooo:rsid="00357a25" style:language-asian="ru" style:country-asian="RU" style:font-weight-asian="bold" style:font-name-complex="Times New Roman" style:font-weight-complex="bold"/>
    </style:style>
    <style:style style:name="T68" style:family="text">
      <style:text-properties fo:language="ru" fo:country="RU" fo:font-weight="normal" style:font-weight-asian="normal" style:font-weight-complex="normal"/>
    </style:style>
    <style:style style:name="T69" style:family="text">
      <style:text-properties fo:language="ru" fo:country="RU" fo:font-weight="normal" officeooo:rsid="003d945a" style:font-weight-asian="normal" style:font-weight-complex="normal"/>
    </style:style>
    <style:style style:name="T70" style:family="text">
      <style:text-properties fo:language="ru" fo:country="RU" fo:font-weight="normal" officeooo:rsid="003f2f32" style:font-weight-asian="normal" style:font-weight-complex="normal"/>
    </style:style>
    <style:style style:name="T71" style:family="text">
      <style:text-properties fo:language="ru" fo:country="RU" fo:font-weight="normal" officeooo:rsid="00428d2d" style:font-weight-asian="normal" style:font-weight-complex="normal"/>
    </style:style>
    <style:style style:name="T72" style:family="text">
      <style:text-properties fo:language="ru" fo:country="RU" fo:font-weight="normal" officeooo:rsid="0043808b" style:font-weight-asian="normal" style:font-weight-complex="normal"/>
    </style:style>
    <style:style style:name="T73" style:family="text">
      <style:text-properties fo:language="ru" fo:country="RU" fo:font-weight="normal" style:font-weight-asian="normal" style:font-weight-complex="normal"/>
    </style:style>
    <style:style style:name="T74" style:family="text">
      <style:text-properties fo:language="ru" fo:country="RU" fo:font-weight="normal" style:font-weight-asian="normal" style:font-weight-complex="normal"/>
    </style:style>
    <style:style style:name="T75" style:family="text">
      <style:text-properties fo:language="ru" fo:country="RU"/>
    </style:style>
    <style:style style:name="T76" style:family="text">
      <style:text-properties fo:language="ru" fo:country="RU"/>
    </style:style>
    <style:style style:name="T77" style:family="text">
      <style:text-properties fo:language="ru" fo:country="RU"/>
    </style:style>
    <style:style style:name="T78" style:family="text">
      <style:text-properties fo:language="ru" fo:country="RU" officeooo:rsid="00428d2d"/>
    </style:style>
    <style:style style:name="T79" style:family="text">
      <style:text-properties fo:language="ru" fo:country="RU" officeooo:rsid="00428d2d"/>
    </style:style>
    <style:style style:name="T80" style:family="text">
      <style:text-properties fo:language="ru" fo:country="RU" officeooo:rsid="00428d2d"/>
    </style:style>
    <style:style style:name="T81" style:family="text">
      <style:text-properties officeooo:rsid="00357a25"/>
    </style:style>
    <style:style style:name="T82" style:family="text">
      <style:text-properties style:language-asian="ru" style:country-asian="RU" style:font-weight-complex="normal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language-asian="ru" style:country-asian="RU" style:font-weight-asian="bold" style:font-weight-complex="bold"/>
    </style:style>
    <style:style style:name="T89" style:family="text">
      <style:text-properties fo:font-weight="bold" officeooo:rsid="00357a25" style:language-asian="ru" style:country-asian="RU" style:font-weight-asian="bold" style:font-weight-complex="bold"/>
    </style:style>
    <style:style style:name="T90" style:family="text">
      <style:text-properties fo:color="#008000"/>
    </style:style>
    <style:style style:name="T91" style:family="text">
      <style:text-properties fo:font-weight="normal" style:font-weight-asian="normal" style:font-weight-complex="normal"/>
    </style:style>
    <style:style style:name="T92" style:family="text">
      <style:text-properties fo:font-weight="normal" style:font-weight-asian="normal" style:font-weight-complex="normal"/>
    </style:style>
    <style:style style:name="T93" style:family="text">
      <style:text-properties fo:font-weight="normal" officeooo:rsid="00428d2d" style:font-weight-asian="normal" style:font-weight-complex="normal"/>
    </style:style>
    <style:style style:name="T94" style:family="text">
      <style:text-properties style:font-name="Times New Roman" fo:language="ru" fo:country="RU" officeooo:rsid="0043808b" style:language-asian="ru" style:country-asian="RU" style:font-weight-complex="normal"/>
    </style:style>
    <style:style style:name="T95" style:family="text"/>
    <style:style style:name="T96" style:family="text"/>
    <style:style style:name="T97" style:family="text"/>
    <style:style style:name="T98" style:family="text"/>
    <style:style style:name="T99" style:family="text">
      <style:text-properties officeooo:rsid="0040cd02"/>
    </style:style>
    <style:style style:name="T100" style:family="text">
      <style:text-properties officeooo:rsid="00428d2d"/>
    </style:style>
    <style:style style:name="T101" style:family="text">
      <style:text-properties style:font-name="Consolas" fo:font-size="9.5pt" style:font-size-asian="9.5pt"/>
    </style:style>
    <style:style style:name="T102" style:family="text">
      <style:text-properties fo:font-size="9.5pt" style:font-size-asian="9.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МИНОБРНАУКИ РОССИИ</text:p>
      <text:p text:style-name="P5">Санкт-Петербургский государственный</text:p>
      <text:p text:style-name="P5">электротехнический университет</text:p>
      <text:p text:style-name="P5">«ЛЭТИ» им. В.И. Ульянова (Ленина)</text:p>
      <text:p text:style-name="P4"><text:span text:style-name="T5">Кафедра </text:span><text:span text:style-name="T9">МО ЭВМ</text:span></text:p>
      <text:p text:style-name="P5"/>
      <text:p text:style-name="P5"/>
      <text:p text:style-name="P7"/>
      <text:p text:style-name="P7"/>
      <text:p text:style-name="P7"/>
      <text:p text:style-name="P7"/>
      <text:p text:style-name="P7"/>
      <text:p text:style-name="P21"><text:span text:style-name="Название_20_книги"><text:span text:style-name="T1">отчет</text:span></text:span></text:p>
      <text:p text:style-name="P4"><text:span text:style-name="T5">по лабораторной работе</text:span><text:span text:style-name="T6"> </text:span><text:span text:style-name="T8">№</text:span><text:span text:style-name="T11">5</text:span></text:p>
      <text:p text:style-name="P4"><text:span text:style-name="T5">по дисциплине </text:span><text:span text:style-name="T8">«</text:span><text:span text:style-name="T9">Алгоритмы и структуры данных</text:span><text:span text:style-name="T8">»</text:span></text:p>
      <text:p text:style-name="P4"><text:span text:style-name="Название_20_книги"><text:span text:style-name="T15">Тема: </text:span></text:span><text:span text:style-name="Название_20_книги"><text:span text:style-name="T16"><text:s/></text:span></text:span><text:span text:style-name="Название_20_книги"><text:span text:style-name="T17">Бинарные деревья поиска</text:span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T4">Студент гр. </text:span><text:span text:style-name="T10">9382</text:span></text:p>
          </table:table-cell>
          <table:table-cell table:style-name="Таблица1.B1" office:value-type="string">
            <text:p text:style-name="P8"/>
          </table:table-cell>
          <table:table-cell table:style-name="Таблица1.A1" office:value-type="string">
            <text:p text:style-name="P10">Павлов Р.В.</text:p>
          </table:table-cell>
        </table:table-row>
        <table:table-row table:style-name="Таблица1.1">
          <table:table-cell table:style-name="Таблица1.A1" office:value-type="string">
            <text:p text:style-name="P6">Преподаватель</text:p>
          </table:table-cell>
          <table:table-cell table:style-name="Таблица1.B2" office:value-type="string">
            <text:p text:style-name="P8"/>
          </table:table-cell>
          <table:table-cell table:style-name="Таблица1.A1" office:value-type="string">
            <text:p text:style-name="P12">Фирсов М.А.</text:p>
          </table:table-cell>
        </table:table-row>
      </table:table>
      <text:p text:style-name="P9"/>
      <text:p text:style-name="P9"/>
      <text:p text:style-name="P9">Санкт-Петербург</text:p>
      <text:p text:style-name="P11">2020</text:p>
      <text:p text:style-name="P20">Цель</text:p>
      <text:p text:style-name="P60">Построение БДП и выполнение над ним операций, указанных в задании.</text:p>
      <text:p text:style-name="P14"/>
      <text:p text:style-name="P15">Основные теоретические сведения</text:p>
      <text:p text:style-name="P61"><text:span text:style-name="T20"><text:tab/></text:span><text:span text:style-name="T26">Двоичное дерево поиска — это </text:span><text:span text:style-name="T21">двоичное дерево</text:span><text:span text:style-name="T26">, для которого выполняются следующие дополнительные условия (свойства дерева поиска):</text:span></text:p>
      <text:p text:style-name="P61"><text:span text:style-name="T26"/></text:p>
      <text:list xml:id="list905432298" text:style-name="L4">
        <text:list-item>
          <text:p text:style-name="P63"><text:span text:style-name="T25">Оба поддерева — левое и правое — являются двоичными деревьями поиска.</text:span></text:p>
        </text:list-item>
        <text:list-item>
          <text:p text:style-name="P64"><text:span text:style-name="T25">У всех узлов левого поддерева произвольного узла X значения ключей данных меньше либо равны, нежели значение ключа данных самого узла X.</text:span></text:p>
        </text:list-item>
        <text:list-item>
          <text:h text:style-name="P69" text:outline-level="3"><text:span text:style-name="T27">У всех узлов правого поддерева произвольного узла X значения ключей данных больше либо равны, нежели значение ключа данных самого узла X.</text:span></text:h>
          <text:h text:style-name="P69" text:outline-level="3"><text:span text:style-name="T22"/></text:h>
        </text:list-item>
      </text:list>
      <text:p text:style-name="P62"><text:span text:style-name="T22"/></text:p>
      <text:p text:style-name="P62"><text:span text:style-name="T22">Декартово дерево - это структура данных, объединяющая в себе бинарное дерево поиска и бинарную кучу (отсюда и второе её название: treap (tree+heap) и дерамида (дерево+пирамида).</text:span></text:p>
      <text:h text:style-name="P68" text:outline-level="3"><text:span text:style-name="T24">Более строго, это структура данных, которая хранит пары (X,Y) в виде бинарного дерева таким образом, что она является бинарным деревом поиска по x и бинарной пирамидой по y. Предполагая, что все X и все Y являются различными, получаем, что если некоторый элемент дерева содержит (X</text:span><text:span text:style-name="T23">0</text:span><text:span text:style-name="T24">,Y</text:span><text:span text:style-name="T23">0</text:span><text:span text:style-name="T24">), то у всех элементов в левом поддереве X &lt; X</text:span><text:span text:style-name="T23">0</text:span><text:span text:style-name="T24">, у всех элементов в правом поддереве X &gt; X</text:span><text:span text:style-name="T23">0</text:span><text:span text:style-name="T24">, а также и в левом, и в правом поддереве имеем: Y &lt; Y</text:span><text:span text:style-name="T23">0</text:span><text:span text:style-name="T24">.</text:span></text:h>
      <text:p text:style-name="P2"/>
      <text:p text:style-name="P23"><text:tab/></text:p>
      <text:p text:style-name="P23"><text:tab/>Задание</text:p>
      <text:p text:style-name="P65"><text:span text:style-name="T19">1</text:span><text:span text:style-name="T18">4) БДП: Рандомизированная дерамида поиска (treap); <text:s/>действие: 1+2в</text:span></text:p>
      <text:p text:style-name="P17"/>
      <text:p text:style-name="P16"><text:span text:style-name="T29">А</text:span><text:span text:style-name="T28">лгоритм</text:span></text:p>
      <text:p text:style-name="P51"><text:soft-page-break/>Создание и работа со списком базируются на двух основных операциях, применимых к дерамиде: <text:span text:style-name="T49">merge</text:span><text:span text:style-name="T48"> </text:span>и <text:span text:style-name="T49">split</text:span></text:p>
      <text:list xml:id="list2049394138" text:style-name="L1">
        <text:list-item>
          <text:p text:style-name="P47">merge<text:span text:style-name="T91"> – </text:span><text:span text:style-name="T68">функция слияния двух дерамид. Деревья корректно сливаются только при условии, что две поданных на вход дерамиды расположены таким образом, что все ключи второй дерамиды больше, чем все ключи первой. </text:span><text:span text:style-name="T69">Сравниваются значения (приоритеты) листьев, а не их ключи. В зависимости от этого в корень устанавливается текущий корневой элемент либо правой, либо левой ветви, а другая ветвь «скользит» по правой/левой ветви нового корня <text:s/>до тех пор, пока её корневой элемент не станет больше по приоритету, чем элемент ветви, по которой он «скользит». </text:span><text:span text:style-name="T70">Возвращает указатель на полученное в результате обработки дерево.</text:span></text:p>
        </text:list-item>
        <text:list-item>
          <text:p text:style-name="P48">split<text:span text:style-name="T91"> – </text:span><text:span text:style-name="T68">функция разбиения дерамиды на два поддерева по ключу. В данной функции осуществляется поиск элемента по ключу, возвращается пара указателей — на дерево, в котором все элементы по ключу меньше, чем искомое значение, и дерево, в котором содержится (если существует в дереве вообще) элемент с таким ключом и все элементы с ключом большим, чем искомый. На самом деле дерево не разбивается (указатели не удаляются), лишь осуществляется поиск подходящих указателей.</text:span></text:p>
        </text:list-item>
      </text:list>
      <text:p text:style-name="P49"><text:span text:style-name="T68"/></text:p>
      <text:p text:style-name="P50"><text:span text:style-name="T68">Добавление элемента осуществляется разбиением дерева по указанному ключу </text:span><text:span text:style-name="T70">и слиянием левого поддерева с добавляемым элементом, а затем — слиянием результата с правым поддеревом.</text:span></text:p>
      <text:p text:style-name="P49"><text:span text:style-name="T68"/></text:p>
      <text:p text:style-name="P50"><text:span text:style-name="T68">Удаление элемента осуществляется слиянием поддеревьев элемента с указанным ключом (если он есть, если нет — поддеревьев с элементами меньше и больше него соответственно) и креплением результата к меньшему (по ключу) элементу, идущему перед ним. При этом освобождается память, выделенная под предыдущий элемент с ткаим ключом, если он до этого существовал.</text:span></text:p>
      <text:p text:style-name="P29"/>
      <text:p text:style-name="P18"><text:soft-page-break/>Функции и СД</text:p>
      <text:list xml:id="list2529358176" text:style-name="L2">
        <text:list-item>
          <text:p text:style-name="P40"><text:span text:style-name="T75">template</text:span><text:span text:style-name="T95"> &lt;</text:span><text:span text:style-name="T95">typename</text:span><text:span text:style-name="T95"> </text:span><text:span text:style-name="T95">T</text:span><text:span text:style-name="T95">&gt; </text:span><text:span text:style-name="T95">struct</text:span><text:span text:style-name="T95"> </text:span><text:span text:style-name="T95">Pair</text:span><text:span text:style-name="T95"> {</text:span></text:p>
          <text:p text:style-name="P43"><text:span text:style-name="T95"><text:tab/></text:span><text:span text:style-name="T95">T</text:span><text:span text:style-name="T95"> x;</text:span></text:p>
          <text:p text:style-name="P43"><text:span text:style-name="T95"><text:tab/></text:span><text:span text:style-name="T95">T</text:span><text:span text:style-name="T95"> y;</text:span></text:p>
          <text:p text:style-name="P44"/>
          <text:p text:style-name="P43"><text:span text:style-name="T95"><text:tab/>Pair(</text:span><text:span text:style-name="T95">T</text:span><text:span text:style-name="T95"> </text:span><text:span text:style-name="T95">x</text:span><text:span text:style-name="T95">, </text:span><text:span text:style-name="T95">T</text:span><text:span text:style-name="T95"> </text:span><text:span text:style-name="T95">y</text:span><text:span text:style-name="T95">) : x(</text:span><text:span text:style-name="T95">x</text:span><text:span text:style-name="T95">), y(</text:span><text:span text:style-name="T95">y</text:span><text:span text:style-name="T95">) {}</text:span></text:p>
          <text:p text:style-name="P39"><text:span text:style-name="T84">};</text:span><text:span text:style-name="T95"> </text:span><text:span text:style-name="T30">–</text:span></text:p>
          <text:p text:style-name="P41"><text:span text:style-name="T95">структура из пары значений (здесь используется либо пара значений </text:span><text:span text:style-name="T50">int</text:span><text:span text:style-name="T51">, </text:span><text:span text:style-name="T95">либо пара указателей на </text:span><text:span text:style-name="T50">Node</text:span><text:span text:style-name="T95">)</text:span></text:p>
        </text:list-item>
        <text:list-item>
          <text:p text:style-name="P42"><text:span text:style-name="T95">struct</text:span><text:span text:style-name="T95"> </text:span><text:span text:style-name="T95">Node</text:span><text:span text:style-name="T95"> {</text:span></text:p>
          <text:p text:style-name="P43"><text:span text:style-name="T95"><text:tab/></text:span><text:span text:style-name="T95">Pair</text:span><text:span text:style-name="T95">&lt;</text:span><text:span text:style-name="T95">int</text:span><text:span text:style-name="T95">&gt; p;</text:span></text:p>
          <text:p text:style-name="P43"><text:span text:style-name="T95"><text:tab/></text:span><text:span text:style-name="T95">Node</text:span><text:span text:style-name="T95">* l, * r;</text:span></text:p>
          <text:p text:style-name="P44"/>
          <text:p text:style-name="P43"><text:span text:style-name="T95"><text:tab/>Node(</text:span><text:span text:style-name="T95">int</text:span><text:span text:style-name="T95"> </text:span><text:span text:style-name="T95">x</text:span><text:span text:style-name="T95">, </text:span><text:span text:style-name="T95">int</text:span><text:span text:style-name="T95"> </text:span><text:span text:style-name="T95">y</text:span><text:span text:style-name="T95">) : p(</text:span><text:span text:style-name="T95">Pair</text:span><text:span text:style-name="T95">&lt;</text:span><text:span text:style-name="T95">int</text:span><text:span text:style-name="T95">&gt;(</text:span><text:span text:style-name="T95">x</text:span><text:span text:style-name="T95">, </text:span><text:span text:style-name="T95">y</text:span><text:span text:style-name="T95">)), l(</text:span><text:span text:style-name="T95">nullptr</text:span><text:span text:style-name="T95">), r(</text:span><text:span text:style-name="T95">nullptr</text:span><text:span text:style-name="T95">) {}</text:span></text:p>
          <text:p text:style-name="P43"><text:span text:style-name="T95"><text:tab/>Node(</text:span><text:span text:style-name="T95">int</text:span><text:span text:style-name="T95"> </text:span><text:span text:style-name="T95">x</text:span><text:span text:style-name="T95">, </text:span><text:span text:style-name="T95">int</text:span><text:span text:style-name="T95"> </text:span><text:span text:style-name="T95">y</text:span><text:span text:style-name="T95">, </text:span><text:span text:style-name="T95">Node</text:span><text:span text:style-name="T95">* </text:span><text:span text:style-name="T95">l</text:span><text:span text:style-name="T95">, </text:span><text:span text:style-name="T95">Node</text:span><text:span text:style-name="T95">* </text:span><text:span text:style-name="T95">r</text:span><text:span text:style-name="T95">) : p(</text:span><text:span text:style-name="T95">Pair</text:span><text:span text:style-name="T95">&lt;</text:span><text:span text:style-name="T95">int</text:span><text:span text:style-name="T95">&gt;(</text:span><text:span text:style-name="T95">x</text:span><text:span text:style-name="T95">, </text:span><text:span text:style-name="T95">y</text:span><text:span text:style-name="T95">)), l(</text:span><text:span text:style-name="T95">l</text:span><text:span text:style-name="T95">), r(</text:span><text:span text:style-name="T95">r</text:span><text:span text:style-name="T95">) {}</text:span></text:p>
          <text:p text:style-name="P41"><text:span text:style-name="T84">};</text:span><text:span text:style-name="T95"> </text:span><text:span text:style-name="T52">–</text:span></text:p>
          <text:p text:style-name="P41"><text:span text:style-name="T31">С</text:span><text:span text:style-name="T30">труктура узла дерамиды. Содержит пару целочисленных значений и указатели на левое и правое поддеревья, а также два конструктора.</text:span></text:p>
        </text:list-item>
        <text:list-item>
          <text:p text:style-name="P52"><text:span text:style-name="T83">void indent(int n)</text:span> – <text:span text:style-name="T65">вывод отступа, соответствующего глубине рекурсии; </text:span><text:span text:style-name="T81">n – </text:span><text:span text:style-name="T65">глубина рекурсии</text:span></text:p>
        </text:list-item>
        <text:list-item>
          <text:p text:style-name="P55"><text:span text:style-name="T67">template</text:span><text:span text:style-name="T84"> &lt;</text:span><text:span text:style-name="T84">typename</text:span><text:span text:style-name="T84"> </text:span><text:span text:style-name="T84">T</text:span><text:span text:style-name="T84">&gt; </text:span><text:span text:style-name="T84">void</text:span><text:span text:style-name="T84"> writeToFile(</text:span><text:span text:style-name="T84">const</text:span><text:span text:style-name="T84"> </text:span><text:span text:style-name="T84">string</text:span><text:span text:style-name="T84"> </text:span><text:span text:style-name="T84">filename</text:span><text:span text:style-name="T84">, </text:span><text:span text:style-name="T84">const</text:span><text:span text:style-name="T84"> </text:span><text:span text:style-name="T84">T</text:span><text:span text:style-name="T84"> </text:span><text:span text:style-name="T84">arg</text:span><text:span text:style-name="T84">)</text:span><text:span text:style-name="T95"> — </text:span><text:span text:style-name="T100">запись в файл данных типа </text:span><text:span text:style-name="T53">T; filename – </text:span><text:span text:style-name="T78">имя файла для записи, </text:span><text:span text:style-name="T53">arg – </text:span><text:span text:style-name="T78">данные, которые будут записаны</text:span></text:p>
        </text:list-item>
        <text:list-item>
          <text:p text:style-name="P56"><text:span text:style-name="T66">void</text:span><text:span text:style-name="T95"> dispose(</text:span><text:span text:style-name="T95">Node</text:span><text:span text:style-name="T95">* </text:span><text:span text:style-name="T95">t</text:span><text:span text:style-name="T95">) —</text:span><text:span text:style-name="T92"> </text:span><text:span text:style-name="T93">освобождение памяти от данных дерамиды; </text:span><text:span text:style-name="T54">t – </text:span><text:span text:style-name="T71">указатель на корень дерева</text:span></text:p>
        </text:list-item>
        <text:list-item>
          <text:p text:style-name="P57"><text:span text:style-name="T78">bool</text:span><text:span text:style-name="T95"> isIn(</text:span><text:span text:style-name="T95">Node</text:span><text:span text:style-name="T95">* </text:span><text:span text:style-name="T95">t</text:span><text:span text:style-name="T95">, </text:span><text:span text:style-name="T95">int</text:span><text:span text:style-name="T95"> </text:span><text:span text:style-name="T95">k</text:span><text:span text:style-name="T95">)</text:span><text:span text:style-name="T92"> — </text:span><text:span text:style-name="T93">проверка на вхождение элемента с указанным ключом в дерамиду; </text:span><text:span text:style-name="T54">t <text:s/>- </text:span><text:span text:style-name="T71">указатель на корень дерева, </text:span><text:span text:style-name="T54">k – </text:span><text:span text:style-name="T71">ключ искомого элемента</text:span></text:p>
        </text:list-item>
        <text:list-item>
          <text:p text:style-name="P58"><text:span text:style-name="T78">Node</text:span><text:span text:style-name="T95">* merge(</text:span><text:span text:style-name="T95">Node</text:span><text:span text:style-name="T95">* </text:span><text:span text:style-name="T95">l</text:span><text:span text:style-name="T95">, </text:span><text:span text:style-name="T95">Node</text:span><text:span text:style-name="T95">* </text:span><text:span text:style-name="T95">r</text:span><text:span text:style-name="T95">, </text:span><text:span text:style-name="T95">int</text:span><text:span text:style-name="T95">&amp; </text:span><text:span text:style-name="T95">depth</text:span><text:span text:style-name="T95">)</text:span><text:span text:style-name="T78"> </text:span><text:span text:style-name="T71">— </text:span><text:span text:style-name="T72">слияние двух поддеревьев; </text:span><text:span text:style-name="T55">l – </text:span><text:span text:style-name="T72">указатель на «левое» поддерево, </text:span><text:span text:style-name="T55">r - <text:s/></text:span><text:span text:style-name="T72">указатель на «правое» поддерево, </text:span><text:span text:style-name="T55">depth – </text:span><text:span text:style-name="T72">сслыка на счётчик, отслеживающий глубину</text:span></text:p>
        </text:list-item>
        <text:list-item>
          <text:p text:style-name="P59"><text:soft-page-break/><text:span text:style-name="T95">Pair</text:span><text:span text:style-name="T95">&lt;</text:span><text:span text:style-name="T95">Node</text:span><text:span text:style-name="T95">*&gt; split(</text:span><text:span text:style-name="T95">Node</text:span><text:span text:style-name="T95">* </text:span><text:span text:style-name="T95">t</text:span><text:span text:style-name="T95">, </text:span><text:span text:style-name="T95">int</text:span><text:span text:style-name="T95"> </text:span><text:span text:style-name="T95">k</text:span><text:span text:style-name="T95">, </text:span><text:span text:style-name="T95">int</text:span><text:span text:style-name="T95">&amp; </text:span><text:span text:style-name="T95">depth</text:span><text:span text:style-name="T95">) —</text:span><text:span text:style-name="T75"> </text:span><text:span text:style-name="T73">разбиение дерева по ключу; </text:span><text:span text:style-name="T93">t – </text:span><text:span text:style-name="T71">указатель на корень дерева, </text:span><text:span text:style-name="T92">k – </text:span><text:span text:style-name="T73">ключ, по которому разбивается дерамида, </text:span><text:span text:style-name="T92">depth – </text:span><text:span text:style-name="T73">сслыка на счётчик, отслеживающий глубину</text:span></text:p>
        </text:list-item>
        <text:list-item>
          <text:p text:style-name="P59"><text:span text:style-name="T75">Node</text:span><text:span text:style-name="T95">* add(</text:span><text:span text:style-name="T95">Node</text:span><text:span text:style-name="T95">* </text:span><text:span text:style-name="T95">t</text:span><text:span text:style-name="T95">, </text:span><text:span text:style-name="T95">int</text:span><text:span text:style-name="T95"> </text:span><text:span text:style-name="T95">k</text:span><text:span text:style-name="T95">, </text:span><text:span text:style-name="T95">int</text:span><text:span text:style-name="T95"> </text:span><text:span text:style-name="T95">v</text:span><text:span text:style-name="T95">)</text:span><text:span text:style-name="T73"> — добавление элемента в дерамиду; </text:span><text:span text:style-name="T93">t – </text:span><text:span text:style-name="T71">указатель на корень дерева, </text:span><text:span text:style-name="T92">k – </text:span><text:span text:style-name="T73">ключ добавляемого элемента, </text:span><text:span text:style-name="T92">v – </text:span><text:span text:style-name="T73">значение добавляемого элемента</text:span></text:p>
        </text:list-item>
        <text:list-item>
          <text:p text:style-name="P59"><text:span text:style-name="T75">Node</text:span><text:span text:style-name="T95">* remove(</text:span><text:span text:style-name="T95">Node</text:span><text:span text:style-name="T95">* </text:span><text:span text:style-name="T95">t</text:span><text:span text:style-name="T95">, </text:span><text:span text:style-name="T95">int</text:span><text:span text:style-name="T95"> </text:span><text:span text:style-name="T95">k</text:span><text:span text:style-name="T95">, </text:span><text:span text:style-name="T95">int</text:span><text:span text:style-name="T95">&amp; </text:span><text:span text:style-name="T95">depth</text:span><text:span text:style-name="T95">)</text:span><text:span text:style-name="T92"> – </text:span><text:span text:style-name="T73">удаление элемента из дерамиды; <text:s/></text:span><text:span text:style-name="T93">t – </text:span><text:span text:style-name="T71">указатель на корень дерева, </text:span><text:span text:style-name="T92">k – </text:span><text:span text:style-name="T73">ключ удаляемого элемента, </text:span><text:span text:style-name="T92">depth – </text:span><text:span text:style-name="T73">сслыка на счётчик, отслеживающий глубину</text:span></text:p>
        </text:list-item>
        <text:list-item>
          <text:p text:style-name="P59"><text:span text:style-name="T75">void</text:span><text:span text:style-name="T95"> printTreap(</text:span><text:span text:style-name="T95">Node</text:span><text:span text:style-name="T95">* </text:span><text:span text:style-name="T95">t</text:span><text:span text:style-name="T95">, </text:span><text:span text:style-name="T95">int</text:span><text:span text:style-name="T95">&amp; </text:span><text:span text:style-name="T95">depth</text:span><text:span text:style-name="T95">)</text:span><text:span text:style-name="T92"> – </text:span><text:span text:style-name="T73">вывод дерамиды на экран в наглядной форме; <text:s/></text:span><text:span text:style-name="T93">t – </text:span><text:span text:style-name="T71">указатель на корень дерева, </text:span><text:span text:style-name="T92">depth – </text:span><text:span text:style-name="T73">сслыка на счётчик, отслеживающий глубину</text:span></text:p>
        </text:list-item>
        <text:list-item>
          <text:p text:style-name="P59"><text:span text:style-name="T75">void</text:span><text:span text:style-name="T95"> printAscendingToFile(</text:span><text:span text:style-name="T95">Node</text:span><text:span text:style-name="T95">* </text:span><text:span text:style-name="T95">t</text:span><text:span text:style-name="T95">, </text:span><text:span text:style-name="T95">const</text:span><text:span text:style-name="T95"> </text:span><text:span text:style-name="T95">string</text:span><text:span text:style-name="T95">&amp; </text:span><text:span text:style-name="T95">filename</text:span><text:span text:style-name="T95">)</text:span><text:span text:style-name="T75"> — </text:span><text:span text:style-name="T73">вывод элементов дерамиды в возрастающем порядке в файл; <text:s/></text:span><text:span text:style-name="T93">t – </text:span><text:span text:style-name="T71">указатель на корень дерева, </text:span><text:span text:style-name="T92">filename – </text:span><text:span text:style-name="T73">имя файла, в который выводятся элементы</text:span></text:p>
        </text:list-item>
        <text:list-item>
          <text:p text:style-name="P53"><text:span text:style-name="T88">int </text:span><text:span text:style-name="T89">m</text:span><text:span text:style-name="T88">ain()</text:span><text:span text:style-name="T82"> :</text:span></text:p>
          <text:list>
            <text:list-item>
              <text:p text:style-name="P54">Файловые ввод/вывод</text:p>
            </text:list-item>
            <text:list-item>
              <text:p text:style-name="P54">Консольные ввод/вывод</text:p>
            </text:list-item>
            <text:list-item>
              <text:p text:style-name="P54"><text:span text:style-name="T99">В</text:span>ывод промежуточных/итоговых результатов</text:p>
            </text:list-item>
          </text:list>
        </text:list-item>
      </text:list>
      <text:h text:style-name="P67" text:outline-level="1">Тестирование</text:h>
      <text:p text:style-name="P36"/>
      <text:p text:style-name="P37">Результаты тестирования представлены в таблице 1.</text:p>
      <text:p text:style-name="P37"/>
      <text:p text:style-name="P38">Таблица 1</text:p>
      <table:table table:name="Результаты_тестирования" table:style-name="Результаты_5f_тестирования">
        <table:table-column table:style-name="Результаты_5f_тестирования.A"/>
        <table:table-column table:style-name="Результаты_5f_тестирования.B"/>
        <table:table-row>
          <table:table-cell table:style-name="Результаты_5f_тестирования.A1" office:value-type="string">
            <text:p text:style-name="P28">Входные данные</text:p>
          </table:table-cell>
          <table:table-cell table:style-name="Результаты_5f_тестирования.B1" office:value-type="string">
            <text:p text:style-name="P28">Выходные данные</text:p>
          </table:table-cell>
        </table:table-row>
        <table:table-row>
          <table:table-cell table:style-name="Результаты_5f_тестирования.A2" office:value-type="string">
            <text:p text:style-name="P27">1 d</text:p>
          </table:table-cell>
          <table:table-cell table:style-name="Результаты_5f_тестирования.B2" office:value-type="string">
            <text:p text:style-name="P24"/>
          </table:table-cell>
        </table:table-row>
        <table:table-row>
          <table:table-cell table:style-name="Результаты_5f_тестирования.A2" office:value-type="string">
            <text:p text:style-name="P26">7 9 <text:s text:c="4"/>-5 11 <text:s text:c="4"/>10 12 <text:s text:c="4"/>-1 9 <text:s text:c="4"/>0 1 <text:s text:c="4"/>2 13 <text:s text:c="4"/>11 2</text:p>
          </table:table-cell>
          <table:table-cell table:style-name="Результаты_5f_тестирования.B2" office:value-type="string">
            <text:p text:style-name="P26">-5 <text:s/>11</text:p>
            <text:p text:style-name="P26">-1 <text:s/>9</text:p>
            <text:p text:style-name="P26">0 <text:s/>1</text:p>
            <text:p text:style-name="P26">2 <text:s/>13</text:p>
            <text:p text:style-name="P26">7 <text:s/>9</text:p>
            <text:p text:style-name="P26">10 <text:s/>12</text:p>
            <text:p text:style-name="P26">11 <text:s/>2</text:p>
          </table:table-cell>
        </table:table-row>
        <table:table-row>
          <table:table-cell table:style-name="Результаты_5f_тестирования.A2" office:value-type="string">
            <text:p text:style-name="P27">7 9 <text:s text:c="4"/>-1 9 <text:s text:c="4"/>0 1 <text:s text:c="4"/>6 r <text:s text:c="4"/>-5 11</text:p>
          </table:table-cell>
          <table:table-cell table:style-name="Результаты_5f_тестирования.B2" office:value-type="string">
            <text:p text:style-name="P24">-1 <text:s/>9</text:p>
            <text:p text:style-name="P24">0 <text:s/>1</text:p>
            <text:p text:style-name="P24">7 <text:s/>9</text:p>
          </table:table-cell>
        </table:table-row>
        <table:table-row>
          <table:table-cell table:style-name="Результаты_5f_тестирования.A2" office:value-type="string">
            <text:p text:style-name="P27"/>
          </table:table-cell>
          <table:table-cell table:style-name="Результаты_5f_тестирования.B2" office:value-type="string">
            <text:p text:style-name="P24"/>
          </table:table-cell>
        </table:table-row>
      </table:table>
      <text:p text:style-name="P19"/>
      <text:p text:style-name="P22"><text:span text:style-name="Название_20_книги"><text:span text:style-name="T2">Приложение А. Исходный Код</text:span></text:span></text:p>
      <text:p text:style-name="P13"><text:span text:style-name="Название_20_книги"><text:span text:style-name="T3"/></text:span></text:p>
      <text:p text:style-name="P66"><text:span text:style-name="T35">#include</text:span><text:span text:style-name="T95"> </text:span><text:span text:style-name="T39">&lt;iostream&gt;</text:span></text:p>
      <text:p text:style-name="P46"><text:span text:style-name="T35">#include</text:span><text:span text:style-name="T14"> </text:span><text:span text:style-name="T39">&lt;fstream&gt;</text:span></text:p>
      <text:p text:style-name="P46"><text:span text:style-name="T35">#include</text:span><text:span text:style-name="T14"> </text:span><text:span text:style-name="T39">&lt;ctime&gt;</text:span></text:p>
      <text:p text:style-name="P45"/>
      <text:p text:style-name="P46"><text:span text:style-name="T47">using</text:span><text:span text:style-name="T14"> </text:span><text:span text:style-name="T47">namespace</text:span><text:span text:style-name="T14"> std;</text:span></text:p>
      <text:p text:style-name="P45"/>
      <text:p text:style-name="P46"><text:span text:style-name="T47">template</text:span><text:span text:style-name="T14"> &lt;</text:span><text:span text:style-name="T47">typename</text:span><text:span text:style-name="T14"> </text:span><text:span text:style-name="T59">T</text:span><text:span text:style-name="T14">&gt; </text:span><text:span text:style-name="T47">struct</text:span><text:span text:style-name="T14"> </text:span><text:span text:style-name="T59">Pair</text:span><text:span text:style-name="T14"> {</text:span></text:p>
      <text:p text:style-name="P46"><text:span text:style-name="T14"><text:tab/></text:span><text:span text:style-name="T59">T</text:span><text:span text:style-name="T14"> x;</text:span></text:p>
      <text:p text:style-name="P46"><text:span text:style-name="T14"><text:tab/></text:span><text:span text:style-name="T59">T</text:span><text:span text:style-name="T14"> y;</text:span></text:p>
      <text:p text:style-name="P45"/>
      <text:p text:style-name="P46"><text:span text:style-name="T14"><text:tab/>Pair(</text:span><text:span text:style-name="T59">T</text:span><text:span text:style-name="T14"> </text:span><text:span text:style-name="T35">x</text:span><text:span text:style-name="T14">, </text:span><text:span text:style-name="T59">T</text:span><text:span text:style-name="T14"> </text:span><text:span text:style-name="T35">y</text:span><text:span text:style-name="T14">) : x(</text:span><text:span text:style-name="T35">x</text:span><text:span text:style-name="T14">), y(</text:span><text:span text:style-name="T35">y</text:span><text:span text:style-name="T14">) {}</text:span></text:p>
      <text:p text:style-name="P46"><text:span text:style-name="T14">};</text:span></text:p>
      <text:p text:style-name="P45"/>
      <text:p text:style-name="P46"><text:span text:style-name="T47">struct</text:span><text:span text:style-name="T14"> </text:span><text:span text:style-name="T59">Node</text:span><text:span text:style-name="T14"> {</text:span></text:p>
      <text:p text:style-name="P46"><text:span text:style-name="T14"><text:tab/></text:span><text:span text:style-name="T59">Pair</text:span><text:span text:style-name="T14">&lt;</text:span><text:span text:style-name="T47">int</text:span><text:span text:style-name="T14">&gt; p;</text:span></text:p>
      <text:p text:style-name="P46"><text:span text:style-name="T14"><text:tab/></text:span><text:span text:style-name="T59">Node</text:span><text:span text:style-name="T14">* l, * r;</text:span></text:p>
      <text:p text:style-name="P45"/>
      <text:p text:style-name="P46"><text:span text:style-name="T14"><text:tab/>Node(</text:span><text:span text:style-name="T47">int</text:span><text:span text:style-name="T14"> </text:span><text:span text:style-name="T35">x</text:span><text:span text:style-name="T14">, </text:span><text:span text:style-name="T47">int</text:span><text:span text:style-name="T14"> </text:span><text:span text:style-name="T35">y</text:span><text:span text:style-name="T14">) : p(</text:span><text:span text:style-name="T59">Pair</text:span><text:span text:style-name="T14">&lt;</text:span><text:span text:style-name="T47">int</text:span><text:span text:style-name="T14">&gt;(</text:span><text:span text:style-name="T35">x</text:span><text:span text:style-name="T14">, </text:span><text:span text:style-name="T35">y</text:span><text:span text:style-name="T14">)), l(</text:span><text:span text:style-name="T47">nullptr</text:span><text:span text:style-name="T14">), r(</text:span><text:span text:style-name="T47">nullptr</text:span><text:span text:style-name="T14">) {}</text:span></text:p>
      <text:p text:style-name="P46"><text:span text:style-name="T14"><text:tab/>Node(</text:span><text:span text:style-name="T47">int</text:span><text:span text:style-name="T14"> </text:span><text:span text:style-name="T35">x</text:span><text:span text:style-name="T14">, </text:span><text:span text:style-name="T47">int</text:span><text:span text:style-name="T14"> </text:span><text:span text:style-name="T35">y</text:span><text:span text:style-name="T14">, </text:span><text:span text:style-name="T59">Node</text:span><text:span text:style-name="T14">* </text:span><text:span text:style-name="T35">l</text:span><text:span text:style-name="T14">, </text:span><text:span text:style-name="T59">Node</text:span><text:span text:style-name="T14">* </text:span><text:span text:style-name="T35">r</text:span><text:span text:style-name="T14">) : p(</text:span><text:span text:style-name="T59">Pair</text:span><text:span text:style-name="T14">&lt;</text:span><text:span text:style-name="T47">int</text:span><text:span text:style-name="T14">&gt;(</text:span><text:span text:style-name="T35">x</text:span><text:span text:style-name="T14">, </text:span><text:span text:style-name="T35">y</text:span><text:span text:style-name="T14">)), l(</text:span><text:span text:style-name="T35">l</text:span><text:span text:style-name="T14">), r(</text:span><text:span text:style-name="T35">r</text:span><text:span text:style-name="T14">) {}</text:span></text:p>
      <text:p text:style-name="P46"><text:span text:style-name="T14">};</text:span></text:p>
      <text:p text:style-name="P45"/>
      <text:p text:style-name="P46"><text:span text:style-name="T47">template</text:span><text:span text:style-name="T14"> &lt;</text:span><text:span text:style-name="T47">typename</text:span><text:span text:style-name="T14"> </text:span><text:span text:style-name="T59">T</text:span><text:span text:style-name="T14">&gt;</text:span></text:p>
      <text:p text:style-name="P46"><text:span text:style-name="T47">void</text:span><text:span text:style-name="T14"> writeToFile(</text:span><text:span text:style-name="T47">const</text:span><text:span text:style-name="T14"> </text:span><text:span text:style-name="T59">string</text:span><text:span text:style-name="T14"> </text:span><text:span text:style-name="T35">filename</text:span><text:span text:style-name="T14">, </text:span><text:span text:style-name="T47">const</text:span><text:span text:style-name="T14"> </text:span><text:span text:style-name="T59">T</text:span><text:span text:style-name="T14"> </text:span><text:span text:style-name="T35">arg</text:span><text:span text:style-name="T14">) {</text:span></text:p>
      <text:p text:style-name="P46"><text:span text:style-name="T14"><text:tab/></text:span><text:span text:style-name="T59">ofstream</text:span><text:span text:style-name="T14"> output;</text:span></text:p>
      <text:p text:style-name="P46"><text:span text:style-name="T14"><text:tab/>output.open(</text:span><text:span text:style-name="T35">filename</text:span><text:span text:style-name="T14">, </text:span><text:span text:style-name="T59">ios</text:span><text:span text:style-name="T14">::app);</text:span></text:p>
      <text:p text:style-name="P46"><text:span text:style-name="T14"><text:tab/>output &lt;&lt; </text:span><text:span text:style-name="T35">arg</text:span><text:span text:style-name="T14">;</text:span></text:p>
      <text:p text:style-name="P46"><text:span text:style-name="T14"><text:tab/>output.close();</text:span></text:p>
      <text:p text:style-name="P46"><text:span text:style-name="T14">}</text:span></text:p>
      <text:p text:style-name="P45"/>
      <text:p text:style-name="P46"><text:span text:style-name="T47">void</text:span><text:span text:style-name="T14"> indent(</text:span><text:span text:style-name="T47">int</text:span><text:span text:style-name="T14"> </text:span><text:span text:style-name="T35">n</text:span><text:span text:style-name="T14">) {</text:span></text:p>
      <text:p text:style-name="P46"><text:span text:style-name="T14"><text:tab/></text:span><text:span text:style-name="T47">for</text:span><text:span text:style-name="T14"> (</text:span><text:span text:style-name="T47">int</text:span><text:span text:style-name="T14"> i = 0; i &lt; </text:span><text:span text:style-name="T35">n</text:span><text:span text:style-name="T14">; i++) {</text:span></text:p>
      <text:p text:style-name="P46"><text:span text:style-name="T14"><text:tab/><text:tab/>cout </text:span><text:span text:style-name="T63">&lt;&lt;</text:span><text:span text:style-name="T14"> </text:span><text:span text:style-name="T39">"\t"</text:span><text:span text:style-name="T14">;</text:span></text:p>
      <text:p text:style-name="P46"><text:span text:style-name="T14"><text:tab/>}</text:span></text:p>
      <text:p text:style-name="P46"><text:span text:style-name="T14">}</text:span></text:p>
      <text:p text:style-name="P45"/>
      <text:p text:style-name="P46"><text:span text:style-name="T47">void</text:span><text:span text:style-name="T14"> dispose(</text:span><text:span text:style-name="T59">Node</text:span><text:span text:style-name="T14">* </text:span><text:span text:style-name="T35">t</text:span><text:span text:style-name="T14">) {</text:span></text:p>
      <text:p text:style-name="P46"><text:span text:style-name="T14"><text:tab/></text:span><text:span text:style-name="T47">if</text:span><text:span text:style-name="T14"> (</text:span><text:span text:style-name="T35">t</text:span><text:span text:style-name="T14"> == </text:span><text:span text:style-name="T47">nullptr</text:span><text:span text:style-name="T14">) {</text:span></text:p>
      <text:p text:style-name="P46"><text:span text:style-name="T14"><text:tab/><text:tab/></text:span><text:span text:style-name="T47">return</text:span><text:span text:style-name="T14">;</text:span></text:p>
      <text:p text:style-name="P46"><text:span text:style-name="T14"><text:tab/>}</text:span></text:p>
      <text:p text:style-name="P46"><text:span text:style-name="T14"><text:tab/>dispose(</text:span><text:span text:style-name="T35">t</text:span><text:span text:style-name="T14">-&gt;l);</text:span></text:p>
      <text:p text:style-name="P46"><text:span text:style-name="T14"><text:tab/>dispose(</text:span><text:span text:style-name="T35">t</text:span><text:span text:style-name="T14">-&gt;r);</text:span></text:p>
      <text:p text:style-name="P46"><text:span text:style-name="T14"><text:tab/></text:span><text:span text:style-name="T47">delete</text:span><text:span text:style-name="T14"> </text:span><text:span text:style-name="T35">t</text:span><text:span text:style-name="T14">;</text:span></text:p>
      <text:p text:style-name="P46"><text:span text:style-name="T14">}</text:span></text:p>
      <text:p text:style-name="P45"/>
      <text:p text:style-name="P46"><text:span text:style-name="T47">bool</text:span><text:span text:style-name="T14"> isIn(</text:span><text:span text:style-name="T59">Node</text:span><text:span text:style-name="T14">* </text:span><text:span text:style-name="T35">t</text:span><text:span text:style-name="T14">, </text:span><text:span text:style-name="T47">int</text:span><text:span text:style-name="T14"> </text:span><text:span text:style-name="T35">k</text:span><text:span text:style-name="T14">) {</text:span></text:p>
      <text:p text:style-name="P46"><text:span text:style-name="T14"><text:tab/></text:span><text:span text:style-name="T47">if</text:span><text:span text:style-name="T14"> (</text:span><text:span text:style-name="T35">t</text:span><text:span text:style-name="T14"> != </text:span><text:span text:style-name="T47">nullptr</text:span><text:span text:style-name="T14">) {</text:span></text:p>
      <text:p text:style-name="P46"><text:span text:style-name="T14"><text:tab/><text:tab/></text:span><text:span text:style-name="T47">if</text:span><text:span text:style-name="T14"> (</text:span><text:span text:style-name="T35">k</text:span><text:span text:style-name="T14"> &gt; </text:span><text:span text:style-name="T35">t</text:span><text:span text:style-name="T14">-&gt;p.x) {</text:span></text:p>
      <text:p text:style-name="P46"><text:span text:style-name="T14"><text:tab/><text:tab/><text:tab/></text:span><text:span text:style-name="T47">return</text:span><text:span text:style-name="T14"> isIn(</text:span><text:span text:style-name="T35">t</text:span><text:span text:style-name="T14">-&gt;r, </text:span><text:span text:style-name="T35">k</text:span><text:span text:style-name="T14">);</text:span></text:p>
      <text:p text:style-name="P46"><text:span text:style-name="T14"><text:tab/><text:tab/>}</text:span></text:p>
      <text:p text:style-name="P46"><text:span text:style-name="T14"><text:tab/><text:tab/></text:span><text:span text:style-name="T47">else</text:span><text:span text:style-name="T14"> </text:span><text:span text:style-name="T47">if</text:span><text:span text:style-name="T14"> (</text:span><text:span text:style-name="T35">k</text:span><text:span text:style-name="T14"> &lt; </text:span><text:span text:style-name="T35">t</text:span><text:span text:style-name="T14">-&gt;p.x) {</text:span></text:p>
      <text:p text:style-name="P46"><text:span text:style-name="T14"><text:tab/><text:tab/><text:tab/></text:span><text:span text:style-name="T47">return</text:span><text:span text:style-name="T14"> isIn(</text:span><text:span text:style-name="T35">t</text:span><text:span text:style-name="T14">-&gt;l, </text:span><text:span text:style-name="T35">k</text:span><text:span text:style-name="T14">);</text:span></text:p>
      <text:p text:style-name="P46"><text:span text:style-name="T14"><text:tab/><text:tab/>}</text:span></text:p>
      <text:p text:style-name="P46"><text:span text:style-name="T14"><text:tab/><text:tab/></text:span><text:span text:style-name="T47">return</text:span><text:span text:style-name="T14"> </text:span><text:span text:style-name="T47">true</text:span><text:span text:style-name="T14">;</text:span></text:p>
      <text:p text:style-name="P46"><text:span text:style-name="T14"><text:tab/>}</text:span></text:p>
      <text:p text:style-name="P46"><text:span text:style-name="T14"><text:tab/></text:span><text:span text:style-name="T47">return</text:span><text:span text:style-name="T14"> </text:span><text:span text:style-name="T47">false</text:span><text:span text:style-name="T14">;</text:span></text:p>
      <text:p text:style-name="P46"><text:span text:style-name="T14">}</text:span></text:p>
      <text:p text:style-name="P45"/>
      <text:p text:style-name="P46"><text:span text:style-name="T59">Node</text:span><text:span text:style-name="T14">* merge(</text:span><text:span text:style-name="T59">Node</text:span><text:span text:style-name="T14">* </text:span><text:span text:style-name="T35">l</text:span><text:span text:style-name="T14">, </text:span><text:span text:style-name="T59">Node</text:span><text:span text:style-name="T14">* </text:span><text:span text:style-name="T35">r</text:span><text:span text:style-name="T14">, </text:span><text:span text:style-name="T47">int</text:span><text:span text:style-name="T14">&amp; </text:span><text:span text:style-name="T35">depth</text:span><text:span text:style-name="T14">) {</text:span></text:p>
      <text:p text:style-name="P46"><text:span text:style-name="T14"><text:tab/></text:span><text:span text:style-name="T47">if</text:span><text:span text:style-name="T14"> (!</text:span><text:span text:style-name="T35">depth</text:span><text:span text:style-name="T14">) {</text:span></text:p>
      <text:p text:style-name="P46"><text:soft-page-break/><text:span text:style-name="T14"><text:tab/><text:tab/>cout </text:span><text:span text:style-name="T63">&lt;&lt;</text:span><text:span text:style-name="T14"> </text:span><text:span text:style-name="T39">"\nAttempting to merge trees\n"</text:span><text:span text:style-name="T14">;</text:span></text:p>
      <text:p text:style-name="P46"><text:span text:style-name="T14"><text:tab/>}</text:span></text:p>
      <text:p text:style-name="P46"><text:span text:style-name="T14"><text:tab/></text:span><text:span text:style-name="T47">if</text:span><text:span text:style-name="T14"> (</text:span><text:span text:style-name="T35">l</text:span><text:span text:style-name="T14"> == </text:span><text:span text:style-name="T47">nullptr</text:span><text:span text:style-name="T14">) {</text:span></text:p>
      <text:p text:style-name="P46"><text:span text:style-name="T14"><text:tab/><text:tab/></text:span><text:span text:style-name="T47">return</text:span><text:span text:style-name="T14"> </text:span><text:span text:style-name="T35">r</text:span><text:span text:style-name="T14">;</text:span></text:p>
      <text:p text:style-name="P46"><text:span text:style-name="T14"><text:tab/>}</text:span></text:p>
      <text:p text:style-name="P46"><text:span text:style-name="T14"><text:tab/></text:span><text:span text:style-name="T47">if</text:span><text:span text:style-name="T14"> (</text:span><text:span text:style-name="T35">r</text:span><text:span text:style-name="T14"> == </text:span><text:span text:style-name="T47">nullptr</text:span><text:span text:style-name="T14">) {</text:span></text:p>
      <text:p text:style-name="P46"><text:span text:style-name="T14"><text:tab/><text:tab/></text:span><text:span text:style-name="T47">return</text:span><text:span text:style-name="T14"> </text:span><text:span text:style-name="T35">l</text:span><text:span text:style-name="T14">;</text:span></text:p>
      <text:p text:style-name="P46"><text:span text:style-name="T14"><text:tab/>}</text:span></text:p>
      <text:p text:style-name="P45"/>
      <text:p text:style-name="P46"><text:span text:style-name="T14"><text:tab/></text:span><text:span text:style-name="T47">if</text:span><text:span text:style-name="T14"> (</text:span><text:span text:style-name="T35">l</text:span><text:span text:style-name="T14">-&gt;p.y &gt; </text:span><text:span text:style-name="T35">r</text:span><text:span text:style-name="T14">-&gt;p.y) {</text:span></text:p>
      <text:p text:style-name="P46"><text:span text:style-name="T14"><text:tab/><text:tab/>indent(</text:span><text:span text:style-name="T35">depth</text:span><text:span text:style-name="T14">);</text:span></text:p>
      <text:p text:style-name="P46"><text:span text:style-name="T14"><text:tab/><text:tab/>cout </text:span><text:span text:style-name="T63">&lt;&lt;</text:span><text:span text:style-name="T14"> </text:span><text:span text:style-name="T39">"Merging with the right branch of <text:s/>"</text:span><text:span text:style-name="T14"> </text:span><text:span text:style-name="T63">&lt;&lt;</text:span><text:span text:style-name="T14"> </text:span><text:span text:style-name="T35">l</text:span><text:span text:style-name="T14">-&gt;p.x </text:span><text:span text:style-name="T63">&lt;&lt;</text:span><text:span text:style-name="T14"> </text:span><text:span text:style-name="T39">" <text:s/>"</text:span><text:span text:style-name="T14"> </text:span><text:span text:style-name="T63">&lt;&lt;</text:span><text:span text:style-name="T14"> </text:span><text:span text:style-name="T35">l</text:span><text:span text:style-name="T14">-&gt;p.y </text:span><text:span text:style-name="T63">&lt;&lt;</text:span><text:span text:style-name="T14"> </text:span><text:span text:style-name="T39">"\n"</text:span><text:span text:style-name="T14">;</text:span></text:p>
      <text:p text:style-name="P46"><text:span text:style-name="T14"><text:tab/><text:tab/></text:span><text:span text:style-name="T35">depth</text:span><text:span text:style-name="T14">++;</text:span></text:p>
      <text:p text:style-name="P46"><text:span text:style-name="T14"><text:tab/><text:tab/></text:span><text:span text:style-name="T35">l</text:span><text:span text:style-name="T14">-&gt;r = merge(</text:span><text:span text:style-name="T35">l</text:span><text:span text:style-name="T14">-&gt;r, </text:span><text:span text:style-name="T35">r</text:span><text:span text:style-name="T14">, </text:span><text:span text:style-name="T35">depth</text:span><text:span text:style-name="T14">);</text:span></text:p>
      <text:p text:style-name="P46"><text:span text:style-name="T14"><text:tab/><text:tab/></text:span><text:span text:style-name="T35">depth</text:span><text:span text:style-name="T14">--;</text:span></text:p>
      <text:p text:style-name="P46"><text:span text:style-name="T14"><text:tab/><text:tab/></text:span><text:span text:style-name="T47">return</text:span><text:span text:style-name="T14"> </text:span><text:span text:style-name="T35">l</text:span><text:span text:style-name="T14">;</text:span></text:p>
      <text:p text:style-name="P46"><text:span text:style-name="T14"><text:tab/>}</text:span></text:p>
      <text:p text:style-name="P46"><text:span text:style-name="T14"><text:tab/>indent(</text:span><text:span text:style-name="T35">depth</text:span><text:span text:style-name="T14">);</text:span></text:p>
      <text:p text:style-name="P46"><text:span text:style-name="T14"><text:tab/>cout </text:span><text:span text:style-name="T63">&lt;&lt;</text:span><text:span text:style-name="T14"> </text:span><text:span text:style-name="T39">"Merging with the left branch of <text:s/>"</text:span><text:span text:style-name="T14"> </text:span><text:span text:style-name="T63">&lt;&lt;</text:span><text:span text:style-name="T14"> </text:span><text:span text:style-name="T35">r</text:span><text:span text:style-name="T14">-&gt;p.x </text:span><text:span text:style-name="T63">&lt;&lt;</text:span><text:span text:style-name="T14"> </text:span><text:span text:style-name="T39">" <text:s/>"</text:span><text:span text:style-name="T14"> </text:span><text:span text:style-name="T63">&lt;&lt;</text:span><text:span text:style-name="T14"> </text:span><text:span text:style-name="T35">r</text:span><text:span text:style-name="T14">-&gt;p.y </text:span><text:span text:style-name="T63">&lt;&lt;</text:span><text:span text:style-name="T14"> </text:span><text:span text:style-name="T39">"\n"</text:span><text:span text:style-name="T14">;</text:span></text:p>
      <text:p text:style-name="P46"><text:span text:style-name="T14"><text:tab/></text:span><text:span text:style-name="T35">depth</text:span><text:span text:style-name="T14">++;</text:span></text:p>
      <text:p text:style-name="P46"><text:span text:style-name="T14"><text:tab/></text:span><text:span text:style-name="T35">r</text:span><text:span text:style-name="T14">-&gt;l = merge(</text:span><text:span text:style-name="T35">l</text:span><text:span text:style-name="T14">, </text:span><text:span text:style-name="T35">r</text:span><text:span text:style-name="T14">-&gt;l, </text:span><text:span text:style-name="T35">depth</text:span><text:span text:style-name="T14">);</text:span></text:p>
      <text:p text:style-name="P46"><text:span text:style-name="T14"><text:tab/></text:span><text:span text:style-name="T35">depth</text:span><text:span text:style-name="T14">--;</text:span></text:p>
      <text:p text:style-name="P46"><text:span text:style-name="T14"><text:tab/></text:span><text:span text:style-name="T47">return</text:span><text:span text:style-name="T14"> </text:span><text:span text:style-name="T35">r</text:span><text:span text:style-name="T14">;</text:span></text:p>
      <text:p text:style-name="P46"><text:span text:style-name="T14">}</text:span></text:p>
      <text:p text:style-name="P45"/>
      <text:p text:style-name="P46"><text:span text:style-name="T59">Pair</text:span><text:span text:style-name="T14">&lt;</text:span><text:span text:style-name="T59">Node</text:span><text:span text:style-name="T14">*&gt; split(</text:span><text:span text:style-name="T59">Node</text:span><text:span text:style-name="T14">* </text:span><text:span text:style-name="T35">t</text:span><text:span text:style-name="T14">, </text:span><text:span text:style-name="T47">int</text:span><text:span text:style-name="T14"> </text:span><text:span text:style-name="T35">k</text:span><text:span text:style-name="T14">, </text:span><text:span text:style-name="T47">int</text:span><text:span text:style-name="T14">&amp; </text:span><text:span text:style-name="T35">depth</text:span><text:span text:style-name="T14">) {</text:span></text:p>
      <text:p text:style-name="P46"><text:span text:style-name="T14"><text:tab/></text:span><text:span text:style-name="T47">if</text:span><text:span text:style-name="T14"> (!</text:span><text:span text:style-name="T35">depth</text:span><text:span text:style-name="T14">) {</text:span></text:p>
      <text:p text:style-name="P46"><text:span text:style-name="T14"><text:tab/><text:tab/>cout </text:span><text:span text:style-name="T63">&lt;&lt;</text:span><text:span text:style-name="T14"> </text:span><text:span text:style-name="T39">"\nAttempting to split the tree.\n"</text:span><text:span text:style-name="T14">;</text:span></text:p>
      <text:p text:style-name="P46"><text:span text:style-name="T14"><text:tab/>}</text:span></text:p>
      <text:p text:style-name="P46"><text:span text:style-name="T14"><text:tab/></text:span><text:span text:style-name="T47">if</text:span><text:span text:style-name="T14"> (</text:span><text:span text:style-name="T35">t</text:span><text:span text:style-name="T14"> == </text:span><text:span text:style-name="T47">nullptr</text:span><text:span text:style-name="T14">) {</text:span></text:p>
      <text:p text:style-name="P46"><text:span text:style-name="T14"><text:tab/><text:tab/></text:span><text:span text:style-name="T47">return</text:span><text:span text:style-name="T14"> </text:span><text:span text:style-name="T59">Pair</text:span><text:span text:style-name="T14">&lt;</text:span><text:span text:style-name="T59">Node</text:span><text:span text:style-name="T14">*&gt;(</text:span><text:span text:style-name="T47">nullptr</text:span><text:span text:style-name="T14">, </text:span><text:span text:style-name="T47">nullptr</text:span><text:span text:style-name="T14">);</text:span></text:p>
      <text:p text:style-name="P46"><text:span text:style-name="T14"><text:tab/>}</text:span></text:p>
      <text:p text:style-name="P46"><text:span text:style-name="T14"><text:tab/></text:span><text:span text:style-name="T47">else</text:span><text:span text:style-name="T14"> </text:span><text:span text:style-name="T47">if</text:span><text:span text:style-name="T14"> (</text:span><text:span text:style-name="T35">k</text:span><text:span text:style-name="T14"> &gt; </text:span><text:span text:style-name="T35">t</text:span><text:span text:style-name="T14">-&gt;p.x) {</text:span></text:p>
      <text:p text:style-name="P46"><text:span text:style-name="T14"><text:tab/><text:tab/>indent(</text:span><text:span text:style-name="T35">depth</text:span><text:span text:style-name="T14">);</text:span></text:p>
      <text:p text:style-name="P46"><text:span text:style-name="T14"><text:tab/><text:tab/>cout </text:span><text:span text:style-name="T63">&lt;&lt;</text:span><text:span text:style-name="T14"> </text:span><text:span text:style-name="T39">"Descending to <text:s/>the right branch of <text:s/>"</text:span><text:span text:style-name="T14"> </text:span><text:span text:style-name="T63">&lt;&lt;</text:span><text:span text:style-name="T14"> </text:span><text:span text:style-name="T35">t</text:span><text:span text:style-name="T14">-&gt;p.x </text:span><text:span text:style-name="T63">&lt;&lt;</text:span><text:span text:style-name="T14"> </text:span><text:span text:style-name="T39">" <text:s/>"</text:span><text:span text:style-name="T14"> </text:span><text:span text:style-name="T63">&lt;&lt;</text:span><text:span text:style-name="T14"> </text:span><text:span text:style-name="T35">t</text:span><text:span text:style-name="T14">-&gt;p.y </text:span><text:span text:style-name="T63">&lt;&lt;</text:span><text:span text:style-name="T14"> </text:span><text:span text:style-name="T39">"\n"</text:span><text:span text:style-name="T14">;</text:span></text:p>
      <text:p text:style-name="P46"><text:span text:style-name="T14"><text:tab/><text:tab/></text:span><text:span text:style-name="T35">depth</text:span><text:span text:style-name="T14">++;</text:span></text:p>
      <text:p text:style-name="P46"><text:span text:style-name="T14"><text:tab/><text:tab/></text:span><text:span text:style-name="T59">Pair</text:span><text:span text:style-name="T14">&lt;</text:span><text:span text:style-name="T59">Node</text:span><text:span text:style-name="T14">*&gt; nPair = split(</text:span><text:span text:style-name="T35">t</text:span><text:span text:style-name="T14">-&gt;r, </text:span><text:span text:style-name="T35">k</text:span><text:span text:style-name="T14">, </text:span><text:span text:style-name="T35">depth</text:span><text:span text:style-name="T14">);</text:span></text:p>
      <text:p text:style-name="P46"><text:span text:style-name="T14"><text:tab/><text:tab/></text:span><text:span text:style-name="T35">depth</text:span><text:span text:style-name="T14">++;</text:span></text:p>
      <text:p text:style-name="P46"><text:span text:style-name="T14"><text:tab/><text:tab/></text:span><text:span text:style-name="T35">t</text:span><text:span text:style-name="T14">-&gt;r = nPair.x;</text:span></text:p>
      <text:p text:style-name="P46"><text:span text:style-name="T14"><text:tab/><text:tab/></text:span><text:span text:style-name="T47">return</text:span><text:span text:style-name="T14"> </text:span><text:span text:style-name="T59">Pair</text:span><text:span text:style-name="T14">&lt;</text:span><text:span text:style-name="T59">Node</text:span><text:span text:style-name="T14">*&gt;(</text:span><text:span text:style-name="T35">t</text:span><text:span text:style-name="T14">, nPair.y);</text:span></text:p>
      <text:p text:style-name="P46"><text:span text:style-name="T14"><text:tab/>}</text:span></text:p>
      <text:p text:style-name="P46"><text:span text:style-name="T14"><text:tab/></text:span><text:span text:style-name="T47">else</text:span><text:span text:style-name="T14">{</text:span></text:p>
      <text:p text:style-name="P46"><text:span text:style-name="T14"><text:tab/><text:tab/>indent(</text:span><text:span text:style-name="T35">depth</text:span><text:span text:style-name="T14">);</text:span></text:p>
      <text:p text:style-name="P46"><text:span text:style-name="T14"><text:tab/><text:tab/>cout </text:span><text:span text:style-name="T63">&lt;&lt;</text:span><text:span text:style-name="T14"> </text:span><text:span text:style-name="T39">"Descending to <text:s/>the left branch of <text:s/>"</text:span><text:span text:style-name="T14"> </text:span><text:span text:style-name="T63">&lt;&lt;</text:span><text:span text:style-name="T14"> </text:span><text:span text:style-name="T35">t</text:span><text:span text:style-name="T14">-&gt;p.x </text:span><text:span text:style-name="T63">&lt;&lt;</text:span><text:span text:style-name="T14"> </text:span><text:span text:style-name="T39">" <text:s/>"</text:span><text:span text:style-name="T14"> </text:span><text:span text:style-name="T63">&lt;&lt;</text:span><text:span text:style-name="T14"> </text:span><text:span text:style-name="T35">t</text:span><text:span text:style-name="T14">-&gt;p.y </text:span><text:span text:style-name="T63">&lt;&lt;</text:span><text:span text:style-name="T14"> </text:span><text:span text:style-name="T39">"\n"</text:span><text:span text:style-name="T14">;</text:span></text:p>
      <text:p text:style-name="P46"><text:span text:style-name="T14"><text:tab/><text:tab/></text:span><text:span text:style-name="T35">depth</text:span><text:span text:style-name="T14">++;</text:span></text:p>
      <text:p text:style-name="P46"><text:span text:style-name="T14"><text:tab/><text:tab/></text:span><text:span text:style-name="T59">Pair</text:span><text:span text:style-name="T14">&lt;</text:span><text:span text:style-name="T59">Node</text:span><text:span text:style-name="T14">*&gt; nPair = split(</text:span><text:span text:style-name="T35">t</text:span><text:span text:style-name="T14">-&gt;l, </text:span><text:span text:style-name="T35">k</text:span><text:span text:style-name="T14">, </text:span><text:span text:style-name="T35">depth</text:span><text:span text:style-name="T14">);</text:span></text:p>
      <text:p text:style-name="P46"><text:span text:style-name="T14"><text:tab/><text:tab/></text:span><text:span text:style-name="T35">depth</text:span><text:span text:style-name="T14">--;</text:span></text:p>
      <text:p text:style-name="P46"><text:span text:style-name="T14"><text:tab/><text:tab/></text:span><text:span text:style-name="T35">t</text:span><text:span text:style-name="T14">-&gt;l = nPair.y;</text:span></text:p>
      <text:p text:style-name="P46"><text:span text:style-name="T14"><text:tab/><text:tab/></text:span><text:span text:style-name="T47">return</text:span><text:span text:style-name="T14"> </text:span><text:span text:style-name="T59">Pair</text:span><text:span text:style-name="T14">&lt;</text:span><text:span text:style-name="T59">Node</text:span><text:span text:style-name="T14">*&gt;(nPair.x, </text:span><text:span text:style-name="T35">t</text:span><text:span text:style-name="T14">);</text:span></text:p>
      <text:p text:style-name="P46"><text:span text:style-name="T14"><text:tab/>}</text:span></text:p>
      <text:p text:style-name="P46"><text:span text:style-name="T14"><text:tab/></text:span><text:span text:style-name="T47">return</text:span><text:span text:style-name="T14"> </text:span><text:span text:style-name="T59">Pair</text:span><text:span text:style-name="T14">&lt;</text:span><text:span text:style-name="T59">Node</text:span><text:span text:style-name="T14">*&gt;(</text:span><text:span text:style-name="T35">t</text:span><text:span text:style-name="T14">, </text:span><text:span text:style-name="T47">nullptr</text:span><text:span text:style-name="T14">);</text:span></text:p>
      <text:p text:style-name="P46"><text:span text:style-name="T14">}</text:span></text:p>
      <text:p text:style-name="P45"/>
      <text:p text:style-name="P46"><text:span text:style-name="T59">Node</text:span><text:span text:style-name="T14">* add(</text:span><text:span text:style-name="T59">Node</text:span><text:span text:style-name="T14">* </text:span><text:span text:style-name="T35">t</text:span><text:span text:style-name="T14">, </text:span><text:span text:style-name="T47">int</text:span><text:span text:style-name="T14"> </text:span><text:span text:style-name="T35">k</text:span><text:span text:style-name="T14">, </text:span><text:span text:style-name="T47">int</text:span><text:span text:style-name="T14"> </text:span><text:span text:style-name="T35">v</text:span><text:span text:style-name="T14">) {</text:span></text:p>
      <text:p text:style-name="P46"><text:span text:style-name="T14"><text:tab/></text:span><text:span text:style-name="T47">int</text:span><text:span text:style-name="T14"> depth = 0;</text:span></text:p>
      <text:p text:style-name="P46"><text:span text:style-name="T14"><text:tab/>cout </text:span><text:span text:style-name="T63">&lt;&lt;</text:span><text:span text:style-name="T14"> </text:span><text:span text:style-name="T39">"\n\nSplitting the treap by key "</text:span><text:span text:style-name="T14"> </text:span><text:span text:style-name="T63">&lt;&lt;</text:span><text:span text:style-name="T14"> </text:span><text:span text:style-name="T35">k</text:span><text:span text:style-name="T14"> </text:span><text:span text:style-name="T63">&lt;&lt;</text:span><text:span text:style-name="T14"> </text:span><text:span text:style-name="T39">"\n"</text:span><text:span text:style-name="T14">;</text:span></text:p>
      <text:p text:style-name="P46"><text:span text:style-name="T14"><text:tab/></text:span><text:span text:style-name="T59">Pair</text:span><text:span text:style-name="T14">&lt;</text:span><text:span text:style-name="T59">Node</text:span><text:span text:style-name="T14">*&gt; p = split(</text:span><text:span text:style-name="T35">t</text:span><text:span text:style-name="T14">, </text:span><text:span text:style-name="T35">k</text:span><text:span text:style-name="T14">, depth);</text:span></text:p>
      <text:p text:style-name="P46"><text:span text:style-name="T14"><text:tab/></text:span><text:span text:style-name="T59">Node</text:span><text:span text:style-name="T14">* n = </text:span><text:span text:style-name="T47">new</text:span><text:span text:style-name="T14"> </text:span><text:span text:style-name="T59">Node</text:span><text:span text:style-name="T14">(</text:span><text:span text:style-name="T35">k</text:span><text:span text:style-name="T14">, </text:span><text:span text:style-name="T35">v</text:span><text:span text:style-name="T14">);</text:span></text:p>
      <text:p text:style-name="P46"><text:span text:style-name="T14"><text:tab/></text:span><text:span text:style-name="T47">return</text:span><text:span text:style-name="T14"> merge(merge(p.x, n, depth), p.y, depth);</text:span></text:p>
      <text:p text:style-name="P46"><text:soft-page-break/><text:span text:style-name="T14">}</text:span></text:p>
      <text:p text:style-name="P45"/>
      <text:p text:style-name="P46"><text:span text:style-name="T59">Node</text:span><text:span text:style-name="T14">* remove(</text:span><text:span text:style-name="T59">Node</text:span><text:span text:style-name="T14">* </text:span><text:span text:style-name="T35">t</text:span><text:span text:style-name="T14">, </text:span><text:span text:style-name="T47">int</text:span><text:span text:style-name="T14"> </text:span><text:span text:style-name="T35">k</text:span><text:span text:style-name="T14">, </text:span><text:span text:style-name="T47">int</text:span><text:span text:style-name="T14">&amp; </text:span><text:span text:style-name="T35">depth</text:span><text:span text:style-name="T14">) {</text:span></text:p>
      <text:p text:style-name="P46"><text:span text:style-name="T14"><text:tab/></text:span><text:span text:style-name="T47">if</text:span><text:span text:style-name="T14"> (!</text:span><text:span text:style-name="T35">depth</text:span><text:span text:style-name="T14">) {</text:span></text:p>
      <text:p text:style-name="P46"><text:span text:style-name="T14"><text:tab/><text:tab/>cout </text:span><text:span text:style-name="T63">&lt;&lt;</text:span><text:span text:style-name="T14"> </text:span><text:span text:style-name="T39">"\nAttempting to remove existing element.\n"</text:span><text:span text:style-name="T14">;</text:span></text:p>
      <text:p text:style-name="P46"><text:span text:style-name="T14"><text:tab/>}</text:span></text:p>
      <text:p text:style-name="P46"><text:span text:style-name="T14"><text:tab/></text:span><text:span text:style-name="T47">if</text:span><text:span text:style-name="T14"> (</text:span><text:span text:style-name="T35">t</text:span><text:span text:style-name="T14"> != </text:span><text:span text:style-name="T47">nullptr</text:span><text:span text:style-name="T14">) {</text:span></text:p>
      <text:p text:style-name="P46"><text:span text:style-name="T14"><text:tab/><text:tab/>indent(</text:span><text:span text:style-name="T35">depth</text:span><text:span text:style-name="T14">);</text:span></text:p>
      <text:p text:style-name="P46"><text:span text:style-name="T14"><text:tab/><text:tab/>cout </text:span><text:span text:style-name="T63">&lt;&lt;</text:span><text:span text:style-name="T14"> </text:span><text:span text:style-name="T39">"Current element: "</text:span><text:span text:style-name="T14"> </text:span><text:span text:style-name="T63">&lt;&lt;</text:span><text:span text:style-name="T14"> </text:span><text:span text:style-name="T35">t</text:span><text:span text:style-name="T14">-&gt;p.x </text:span><text:span text:style-name="T63">&lt;&lt;</text:span><text:span text:style-name="T14"> </text:span><text:span text:style-name="T39">" <text:s/>"</text:span><text:span text:style-name="T14"> </text:span><text:span text:style-name="T63">&lt;&lt;</text:span><text:span text:style-name="T14"> </text:span><text:span text:style-name="T35">t</text:span><text:span text:style-name="T14">-&gt;p.y </text:span><text:span text:style-name="T63">&lt;&lt;</text:span><text:span text:style-name="T14"> </text:span><text:span text:style-name="T39">"\n"</text:span><text:span text:style-name="T14">;</text:span></text:p>
      <text:p text:style-name="P46"><text:span text:style-name="T14"><text:tab/><text:tab/></text:span><text:span text:style-name="T47">if</text:span><text:span text:style-name="T14"> (</text:span><text:span text:style-name="T35">t</text:span><text:span text:style-name="T14">-&gt;p.x &lt; </text:span><text:span text:style-name="T35">k</text:span><text:span text:style-name="T14">) {</text:span></text:p>
      <text:p text:style-name="P46"><text:span text:style-name="T14"><text:tab/><text:tab/><text:tab/></text:span><text:span text:style-name="T35">depth</text:span><text:span text:style-name="T14">++;</text:span></text:p>
      <text:p text:style-name="P46"><text:span text:style-name="T14"><text:tab/><text:tab/><text:tab/></text:span><text:span text:style-name="T35">t</text:span><text:span text:style-name="T14">-&gt;r = remove(</text:span><text:span text:style-name="T35">t</text:span><text:span text:style-name="T14">-&gt;r, </text:span><text:span text:style-name="T35">k</text:span><text:span text:style-name="T14">, </text:span><text:span text:style-name="T35">depth</text:span><text:span text:style-name="T14">);</text:span></text:p>
      <text:p text:style-name="P46"><text:span text:style-name="T14"><text:tab/><text:tab/><text:tab/></text:span><text:span text:style-name="T35">depth</text:span><text:span text:style-name="T14">--;</text:span></text:p>
      <text:p text:style-name="P46"><text:span text:style-name="T14"><text:tab/><text:tab/><text:tab/></text:span><text:span text:style-name="T47">return</text:span><text:span text:style-name="T14"> </text:span><text:span text:style-name="T35">t</text:span><text:span text:style-name="T14">;</text:span></text:p>
      <text:p text:style-name="P46"><text:span text:style-name="T14"><text:tab/><text:tab/>}</text:span></text:p>
      <text:p text:style-name="P46"><text:span text:style-name="T14"><text:tab/><text:tab/></text:span><text:span text:style-name="T47">else</text:span><text:span text:style-name="T14"> </text:span><text:span text:style-name="T47">if</text:span><text:span text:style-name="T14"> (</text:span><text:span text:style-name="T35">t</text:span><text:span text:style-name="T14">-&gt;p.x &gt; </text:span><text:span text:style-name="T35">k</text:span><text:span text:style-name="T14">) {</text:span></text:p>
      <text:p text:style-name="P46"><text:span text:style-name="T14"><text:tab/><text:tab/><text:tab/></text:span><text:span text:style-name="T35">depth</text:span><text:span text:style-name="T14">++;</text:span></text:p>
      <text:p text:style-name="P46"><text:span text:style-name="T14"><text:tab/><text:tab/><text:tab/></text:span><text:span text:style-name="T35">t</text:span><text:span text:style-name="T14">-&gt;l = remove(</text:span><text:span text:style-name="T35">t</text:span><text:span text:style-name="T14">-&gt;l, </text:span><text:span text:style-name="T35">k</text:span><text:span text:style-name="T14">, </text:span><text:span text:style-name="T35">depth</text:span><text:span text:style-name="T14">);</text:span></text:p>
      <text:p text:style-name="P46"><text:span text:style-name="T14"><text:tab/><text:tab/><text:tab/></text:span><text:span text:style-name="T35">depth</text:span><text:span text:style-name="T14">--;</text:span></text:p>
      <text:p text:style-name="P46"><text:span text:style-name="T14"><text:tab/><text:tab/><text:tab/></text:span><text:span text:style-name="T47">return</text:span><text:span text:style-name="T14"> </text:span><text:span text:style-name="T35">t</text:span><text:span text:style-name="T14">;</text:span></text:p>
      <text:p text:style-name="P46"><text:span text:style-name="T14"><text:tab/><text:tab/>}</text:span></text:p>
      <text:p text:style-name="P46"><text:span text:style-name="T14"><text:tab/><text:tab/></text:span><text:span text:style-name="T47">else</text:span><text:span text:style-name="T14"> {</text:span></text:p>
      <text:p text:style-name="P46"><text:span text:style-name="T14"><text:tab/><text:tab/><text:tab/>indent(</text:span><text:span text:style-name="T35">depth</text:span><text:span text:style-name="T14">);</text:span></text:p>
      <text:p text:style-name="P46"><text:span text:style-name="T14"><text:tab/><text:tab/><text:tab/>cout </text:span><text:span text:style-name="T63">&lt;&lt;</text:span><text:span text:style-name="T14"> </text:span><text:span text:style-name="T39">"\nRequired element found: "</text:span><text:span text:style-name="T14"> </text:span><text:span text:style-name="T63">&lt;&lt;</text:span><text:span text:style-name="T14"> </text:span><text:span text:style-name="T35">t</text:span><text:span text:style-name="T14">-&gt;p.x </text:span><text:span text:style-name="T63">&lt;&lt;</text:span><text:span text:style-name="T14"> </text:span><text:span text:style-name="T39">" <text:s/>"</text:span><text:span text:style-name="T14"> </text:span><text:span text:style-name="T63">&lt;&lt;</text:span><text:span text:style-name="T14"> </text:span><text:span text:style-name="T35">t</text:span><text:span text:style-name="T14">-&gt;p.y </text:span><text:span text:style-name="T63">&lt;&lt;</text:span><text:span text:style-name="T14"> </text:span><text:span text:style-name="T39">" , removing...\n"</text:span><text:span text:style-name="T14">;</text:span></text:p>
      <text:p text:style-name="P46"><text:span text:style-name="T14"><text:tab/><text:tab/><text:tab/></text:span><text:span text:style-name="T59">Node</text:span><text:span text:style-name="T14">* l = </text:span><text:span text:style-name="T35">t</text:span><text:span text:style-name="T14">-&gt;l, * r = </text:span><text:span text:style-name="T35">t</text:span><text:span text:style-name="T14">-&gt;r;</text:span></text:p>
      <text:p text:style-name="P46"><text:span text:style-name="T14"><text:tab/><text:tab/><text:tab/></text:span><text:span text:style-name="T35">t</text:span><text:span text:style-name="T14">-&gt;l = </text:span><text:span text:style-name="T47">nullptr</text:span><text:span text:style-name="T14">;</text:span></text:p>
      <text:p text:style-name="P46"><text:span text:style-name="T14"><text:tab/><text:tab/><text:tab/></text:span><text:span text:style-name="T35">t</text:span><text:span text:style-name="T14">-&gt;r = </text:span><text:span text:style-name="T47">nullptr</text:span><text:span text:style-name="T14">;</text:span></text:p>
      <text:p text:style-name="P46"><text:span text:style-name="T14"><text:tab/><text:tab/><text:tab/>dispose(</text:span><text:span text:style-name="T35">t</text:span><text:span text:style-name="T14">);</text:span></text:p>
      <text:p text:style-name="P46"><text:span text:style-name="T14"><text:tab/><text:tab/><text:tab/></text:span><text:span text:style-name="T47">return</text:span><text:span text:style-name="T14"> merge(l, r, </text:span><text:span text:style-name="T35">depth</text:span><text:span text:style-name="T14">);</text:span></text:p>
      <text:p text:style-name="P46"><text:span text:style-name="T14"><text:tab/><text:tab/>}</text:span></text:p>
      <text:p text:style-name="P46"><text:span text:style-name="T14"><text:tab/>}</text:span></text:p>
      <text:p text:style-name="P46"><text:span text:style-name="T14"><text:tab/></text:span><text:span text:style-name="T47">return</text:span><text:span text:style-name="T14"> </text:span><text:span text:style-name="T35">t</text:span><text:span text:style-name="T14">;</text:span></text:p>
      <text:p text:style-name="P46"><text:span text:style-name="T14">}</text:span></text:p>
      <text:p text:style-name="P45"/>
      <text:p text:style-name="P46"><text:span text:style-name="T47">void</text:span><text:span text:style-name="T14"> printTreap(</text:span><text:span text:style-name="T59">Node</text:span><text:span text:style-name="T14">* </text:span><text:span text:style-name="T35">t</text:span><text:span text:style-name="T14">, </text:span><text:span text:style-name="T47">int</text:span><text:span text:style-name="T14">&amp; </text:span><text:span text:style-name="T35">depth</text:span><text:span text:style-name="T14">) {</text:span></text:p>
      <text:p text:style-name="P46"><text:span text:style-name="T14"><text:tab/></text:span><text:span text:style-name="T47">if</text:span><text:span text:style-name="T14"> (</text:span><text:span text:style-name="T35">t</text:span><text:span text:style-name="T14"> != </text:span><text:span text:style-name="T47">nullptr</text:span><text:span text:style-name="T14">) {</text:span></text:p>
      <text:p text:style-name="P46"><text:span text:style-name="T14"><text:tab/><text:tab/></text:span><text:span text:style-name="T47">if</text:span><text:span text:style-name="T14"> (</text:span><text:span text:style-name="T35">t</text:span><text:span text:style-name="T14">-&gt;r != </text:span><text:span text:style-name="T47">nullptr</text:span><text:span text:style-name="T14">) {</text:span></text:p>
      <text:p text:style-name="P46"><text:span text:style-name="T14"><text:tab/><text:tab/><text:tab/></text:span><text:span text:style-name="T35">depth</text:span><text:span text:style-name="T14">++;</text:span></text:p>
      <text:p text:style-name="P46"><text:span text:style-name="T14"><text:tab/><text:tab/><text:tab/>printTreap(</text:span><text:span text:style-name="T35">t</text:span><text:span text:style-name="T14">-&gt;r, </text:span><text:span text:style-name="T35">depth</text:span><text:span text:style-name="T14">);</text:span></text:p>
      <text:p text:style-name="P46"><text:span text:style-name="T14"><text:tab/><text:tab/><text:tab/></text:span><text:span text:style-name="T35">depth</text:span><text:span text:style-name="T14">--;</text:span></text:p>
      <text:p text:style-name="P46"><text:span text:style-name="T14"><text:tab/><text:tab/>}</text:span></text:p>
      <text:p text:style-name="P46"><text:span text:style-name="T14"><text:tab/><text:tab/>indent(</text:span><text:span text:style-name="T35">depth</text:span><text:span text:style-name="T14">);</text:span></text:p>
      <text:p text:style-name="P46"><text:span text:style-name="T14"><text:tab/><text:tab/>cout </text:span><text:span text:style-name="T63">&lt;&lt;</text:span><text:span text:style-name="T14"> </text:span><text:span text:style-name="T35">t</text:span><text:span text:style-name="T14">-&gt;p.x </text:span><text:span text:style-name="T63">&lt;&lt;</text:span><text:span text:style-name="T14"> </text:span><text:span text:style-name="T39">" <text:s/>"</text:span><text:span text:style-name="T14"> </text:span><text:span text:style-name="T63">&lt;&lt;</text:span><text:span text:style-name="T14"> </text:span><text:span text:style-name="T35">t</text:span><text:span text:style-name="T14">-&gt;p.y </text:span><text:span text:style-name="T63">&lt;&lt;</text:span><text:span text:style-name="T14"> </text:span><text:span text:style-name="T39">"\n"</text:span><text:span text:style-name="T14">;</text:span></text:p>
      <text:p text:style-name="P46"><text:span text:style-name="T14"><text:tab/><text:tab/></text:span><text:span text:style-name="T47">if</text:span><text:span text:style-name="T14"> (</text:span><text:span text:style-name="T35">t</text:span><text:span text:style-name="T14">-&gt;l != </text:span><text:span text:style-name="T47">nullptr</text:span><text:span text:style-name="T14">) {</text:span></text:p>
      <text:p text:style-name="P46"><text:span text:style-name="T14"><text:tab/><text:tab/><text:tab/></text:span><text:span text:style-name="T35">depth</text:span><text:span text:style-name="T14">++;</text:span></text:p>
      <text:p text:style-name="P46"><text:span text:style-name="T14"><text:tab/><text:tab/><text:tab/>printTreap(</text:span><text:span text:style-name="T35">t</text:span><text:span text:style-name="T14">-&gt;l, </text:span><text:span text:style-name="T35">depth</text:span><text:span text:style-name="T14">);</text:span></text:p>
      <text:p text:style-name="P46"><text:span text:style-name="T14"><text:tab/><text:tab/><text:tab/></text:span><text:span text:style-name="T35">depth</text:span><text:span text:style-name="T14">--;</text:span></text:p>
      <text:p text:style-name="P46"><text:span text:style-name="T14"><text:tab/><text:tab/>}</text:span></text:p>
      <text:p text:style-name="P46"><text:span text:style-name="T14"><text:tab/>}</text:span></text:p>
      <text:p text:style-name="P46"><text:span text:style-name="T14">}</text:span></text:p>
      <text:p text:style-name="P45"/>
      <text:p text:style-name="P46"><text:span text:style-name="T47">void</text:span><text:span text:style-name="T14"> printAscendingToFile(</text:span><text:span text:style-name="T59">Node</text:span><text:span text:style-name="T14">* </text:span><text:span text:style-name="T35">t</text:span><text:span text:style-name="T14">, </text:span><text:span text:style-name="T47">const</text:span><text:span text:style-name="T14"> </text:span><text:span text:style-name="T59">string</text:span><text:span text:style-name="T14">&amp; </text:span><text:span text:style-name="T35">filename</text:span><text:span text:style-name="T14">) {</text:span></text:p>
      <text:p text:style-name="P46"><text:span text:style-name="T14"><text:tab/></text:span><text:span text:style-name="T47">if</text:span><text:span text:style-name="T14"> (</text:span><text:span text:style-name="T35">t</text:span><text:span text:style-name="T14"> != </text:span><text:span text:style-name="T47">nullptr</text:span><text:span text:style-name="T14">) {</text:span></text:p>
      <text:p text:style-name="P46"><text:span text:style-name="T14"><text:tab/><text:tab/></text:span><text:span text:style-name="T47">if</text:span><text:span text:style-name="T14"> (</text:span><text:span text:style-name="T35">t</text:span><text:span text:style-name="T14">-&gt;l != </text:span><text:span text:style-name="T47">nullptr</text:span><text:span text:style-name="T14">) {</text:span></text:p>
      <text:p text:style-name="P46"><text:span text:style-name="T14"><text:tab/><text:tab/><text:tab/>printAscendingToFile(</text:span><text:span text:style-name="T35">t</text:span><text:span text:style-name="T14">-&gt;l, </text:span><text:span text:style-name="T35">filename</text:span><text:span text:style-name="T14">);</text:span></text:p>
      <text:p text:style-name="P46"><text:span text:style-name="T14"><text:tab/><text:tab/>}</text:span></text:p>
      <text:p text:style-name="P46"><text:span text:style-name="T14"><text:tab/><text:tab/>writeToFile(</text:span><text:span text:style-name="T35">filename</text:span><text:span text:style-name="T14">, </text:span><text:span text:style-name="T35">t</text:span><text:span text:style-name="T14">-&gt;p.x);</text:span></text:p>
      <text:p text:style-name="P46"><text:span text:style-name="T14"><text:tab/><text:tab/>writeToFile(</text:span><text:span text:style-name="T35">filename</text:span><text:span text:style-name="T14">, </text:span><text:span text:style-name="T39">" <text:s/>"</text:span><text:span text:style-name="T14">);</text:span></text:p>
      <text:p text:style-name="P46"><text:span text:style-name="T14"><text:tab/><text:tab/>writeToFile(</text:span><text:span text:style-name="T35">filename</text:span><text:span text:style-name="T14">, </text:span><text:span text:style-name="T35">t</text:span><text:span text:style-name="T14">-&gt;p.y);</text:span></text:p>
      <text:p text:style-name="P46"><text:span text:style-name="T14"><text:tab/><text:tab/>writeToFile(</text:span><text:span text:style-name="T35">filename</text:span><text:span text:style-name="T14">, <text:s/></text:span><text:span text:style-name="T39">'\n'</text:span><text:span text:style-name="T14">);</text:span></text:p>
      <text:p text:style-name="P46"><text:span text:style-name="T14"><text:tab/><text:tab/></text:span><text:span text:style-name="T47">if</text:span><text:span text:style-name="T14"> (</text:span><text:span text:style-name="T35">t</text:span><text:span text:style-name="T14">-&gt;r != </text:span><text:span text:style-name="T47">nullptr</text:span><text:span text:style-name="T14">) {</text:span></text:p>
      <text:p text:style-name="P46"><text:span text:style-name="T14"><text:tab/><text:tab/><text:tab/>printAscendingToFile(</text:span><text:span text:style-name="T35">t</text:span><text:span text:style-name="T14">-&gt;r, </text:span><text:span text:style-name="T35">filename</text:span><text:span text:style-name="T14">);</text:span></text:p>
      <text:p text:style-name="P46"><text:soft-page-break/><text:span text:style-name="T14"><text:tab/><text:tab/>}</text:span></text:p>
      <text:p text:style-name="P46"><text:span text:style-name="T14"><text:tab/>}</text:span></text:p>
      <text:p text:style-name="P46"><text:span text:style-name="T14">}</text:span></text:p>
      <text:p text:style-name="P45"/>
      <text:p text:style-name="P46"><text:span text:style-name="T47">int</text:span><text:span text:style-name="T14"> main() {</text:span></text:p>
      <text:p text:style-name="P46"><text:span text:style-name="T14"><text:tab/>srand(time(</text:span><text:span text:style-name="T47">nullptr</text:span><text:span text:style-name="T14">));</text:span></text:p>
      <text:p text:style-name="P46"><text:span text:style-name="T14"><text:tab/></text:span><text:span text:style-name="T47">int</text:span><text:span text:style-name="T14"> command = 0;</text:span></text:p>
      <text:p text:style-name="P46"><text:span text:style-name="T14"><text:tab/></text:span><text:span text:style-name="T47">int</text:span><text:span text:style-name="T14"> key = 0, value = 0;</text:span></text:p>
      <text:p text:style-name="P46"><text:span text:style-name="T14"><text:tab/></text:span><text:span text:style-name="T47">int</text:span><text:span text:style-name="T14"> depth = 0;</text:span></text:p>
      <text:p text:style-name="P46"><text:span text:style-name="T14"><text:tab/></text:span><text:span text:style-name="T59">Node</text:span><text:span text:style-name="T14">* treap = </text:span><text:span text:style-name="T47">nullptr</text:span><text:span text:style-name="T14">;</text:span></text:p>
      <text:p text:style-name="P46"><text:span text:style-name="T14"><text:tab/>cout </text:span><text:span text:style-name="T63">&lt;&lt;</text:span><text:span text:style-name="T14"> </text:span><text:span text:style-name="T39">"Enter : 1 - Console input , 2 - File Input:\n\n"</text:span><text:span text:style-name="T14">;</text:span></text:p>
      <text:p text:style-name="P46"><text:span text:style-name="T14"><text:tab/>cin </text:span><text:span text:style-name="T63">&gt;&gt;</text:span><text:span text:style-name="T14"> command;</text:span></text:p>
      <text:p text:style-name="P45"/>
      <text:p text:style-name="P46"><text:span text:style-name="T14"><text:tab/></text:span><text:span text:style-name="T47">if</text:span><text:span text:style-name="T14"> (command == 2) {</text:span></text:p>
      <text:p text:style-name="P46"><text:span text:style-name="T14"><text:tab/><text:tab/></text:span><text:span text:style-name="T59">string</text:span><text:span text:style-name="T14"> input_filename;</text:span></text:p>
      <text:p text:style-name="P46"><text:span text:style-name="T14"><text:tab/><text:tab/></text:span><text:span text:style-name="T47">const</text:span><text:span text:style-name="T14"> </text:span><text:span text:style-name="T59">string</text:span><text:span text:style-name="T14"> output_filename = </text:span><text:span text:style-name="T39">"output.txt"</text:span><text:span text:style-name="T14">;</text:span></text:p>
      <text:p text:style-name="P46"><text:span text:style-name="T14"><text:tab/><text:tab/></text:span><text:span text:style-name="T59">ifstream</text:span><text:span text:style-name="T14"> in;</text:span></text:p>
      <text:p text:style-name="P46"><text:span text:style-name="T14"><text:tab/><text:tab/></text:span><text:span text:style-name="T59">ofstream</text:span><text:span text:style-name="T14"> out;</text:span></text:p>
      <text:p text:style-name="P45"/>
      <text:p text:style-name="P46"><text:span text:style-name="T14"><text:tab/><text:tab/>out.open(output_filename);</text:span></text:p>
      <text:p text:style-name="P46"><text:span text:style-name="T14"><text:tab/><text:tab/>out </text:span><text:span text:style-name="T63">&lt;&lt;</text:span><text:span text:style-name="T14"> </text:span><text:span text:style-name="T39">""</text:span><text:span text:style-name="T14">;</text:span></text:p>
      <text:p text:style-name="P46"><text:span text:style-name="T14"><text:tab/><text:tab/>out.close();</text:span></text:p>
      <text:p text:style-name="P45"/>
      <text:p text:style-name="P46"><text:span text:style-name="T14"><text:tab/><text:tab/>cout </text:span><text:span text:style-name="T63">&lt;&lt;</text:span><text:span text:style-name="T14"> </text:span><text:span text:style-name="T39">"Enter the input file name: \n\n"</text:span><text:span text:style-name="T14">;</text:span></text:p>
      <text:p text:style-name="P46"><text:span text:style-name="T14"><text:tab/><text:tab/>cin </text:span><text:span text:style-name="T63">&gt;&gt;</text:span><text:span text:style-name="T14"> input_filename;</text:span></text:p>
      <text:p text:style-name="P46"><text:span text:style-name="T14"><text:tab/><text:tab/>in.open(input_filename);</text:span></text:p>
      <text:p text:style-name="P45"/>
      <text:p text:style-name="P46"><text:span text:style-name="T14"><text:tab/><text:tab/></text:span><text:span text:style-name="T47">if</text:span><text:span text:style-name="T14"> (in.is_open()) {</text:span></text:p>
      <text:p text:style-name="P46"><text:span text:style-name="T14"><text:tab/><text:tab/><text:tab/></text:span><text:span text:style-name="T47">while</text:span><text:span text:style-name="T14"> (!in.eof()) {</text:span></text:p>
      <text:p text:style-name="P46"><text:span text:style-name="T14"><text:tab/><text:tab/><text:tab/><text:tab/></text:span><text:span text:style-name="T47">if</text:span><text:span text:style-name="T14"> (</text:span><text:span text:style-name="T63">!</text:span><text:span text:style-name="T14">(in </text:span><text:span text:style-name="T63">&gt;&gt;</text:span><text:span text:style-name="T14"> key) || </text:span><text:span text:style-name="T63">!</text:span><text:span text:style-name="T14">(in </text:span><text:span text:style-name="T63">&gt;&gt;</text:span><text:span text:style-name="T14"> value)) {</text:span></text:p>
      <text:p text:style-name="P46"><text:span text:style-name="T14"><text:tab/><text:tab/><text:tab/><text:tab/><text:tab/></text:span><text:span text:style-name="T47">break</text:span><text:span text:style-name="T14">;</text:span></text:p>
      <text:p text:style-name="P46"><text:span text:style-name="T14"><text:tab/><text:tab/><text:tab/><text:tab/>}</text:span></text:p>
      <text:p text:style-name="P46"><text:span text:style-name="T14"><text:tab/><text:tab/><text:tab/><text:tab/></text:span><text:span text:style-name="T47">if</text:span><text:span text:style-name="T14"> (isIn(treap, key)) {</text:span></text:p>
      <text:p text:style-name="P46"><text:span text:style-name="T14"><text:tab/><text:tab/><text:tab/><text:tab/><text:tab/>cout </text:span><text:span text:style-name="T63">&lt;&lt;</text:span><text:span text:style-name="T14"> </text:span><text:span text:style-name="T39">"\n\nElement with key = "</text:span><text:span text:style-name="T14"> </text:span><text:span text:style-name="T63">&lt;&lt;</text:span><text:span text:style-name="T14"> key </text:span><text:span text:style-name="T63">&lt;&lt;</text:span><text:span text:style-name="T14"> </text:span><text:span text:style-name="T39">" already exists. Replacing..."</text:span><text:span text:style-name="T14">;</text:span></text:p>
      <text:p text:style-name="P46"><text:span text:style-name="T14"><text:tab/><text:tab/><text:tab/><text:tab/><text:tab/>treap = remove(treap, key, depth);</text:span></text:p>
      <text:p text:style-name="P46"><text:span text:style-name="T14"><text:tab/><text:tab/><text:tab/><text:tab/>}</text:span></text:p>
      <text:p text:style-name="P46"><text:span text:style-name="T14"><text:tab/><text:tab/><text:tab/><text:tab/>cout </text:span><text:span text:style-name="T63">&lt;&lt;</text:span><text:span text:style-name="T14"> </text:span><text:span text:style-name="T39">"\n\nAdding new element with key = "</text:span><text:span text:style-name="T14"> </text:span><text:span text:style-name="T63">&lt;&lt;</text:span><text:span text:style-name="T14"> key </text:span><text:span text:style-name="T63">&lt;&lt;</text:span><text:span text:style-name="T14"> </text:span><text:span text:style-name="T39">" to the treap\n"</text:span><text:span text:style-name="T14">;</text:span></text:p>
      <text:p text:style-name="P46"><text:span text:style-name="T14"><text:tab/><text:tab/><text:tab/><text:tab/>treap = add(treap, key, value);</text:span></text:p>
      <text:p text:style-name="P46"><text:span text:style-name="T14"><text:tab/><text:tab/><text:tab/>}</text:span></text:p>
      <text:p text:style-name="P46"><text:span text:style-name="T14"><text:tab/><text:tab/><text:tab/></text:span><text:span text:style-name="T47">if</text:span><text:span text:style-name="T14"> (treap != </text:span><text:span text:style-name="T47">nullptr</text:span><text:span text:style-name="T14">) {</text:span></text:p>
      <text:p text:style-name="P46"><text:span text:style-name="T14"><text:tab/><text:tab/><text:tab/><text:tab/>printTreap(treap, depth);</text:span></text:p>
      <text:p text:style-name="P46"><text:span text:style-name="T14"><text:tab/><text:tab/><text:tab/><text:tab/>printAscendingToFile(treap, output_filename);</text:span></text:p>
      <text:p text:style-name="P46"><text:span text:style-name="T14"><text:tab/><text:tab/><text:tab/><text:tab/>cout </text:span><text:span text:style-name="T63">&lt;&lt;</text:span><text:span text:style-name="T14"> </text:span><text:span text:style-name="T39">"\nCheck out the results in \"output.txt\"\n"</text:span><text:span text:style-name="T14">;</text:span></text:p>
      <text:p text:style-name="P46"><text:span text:style-name="T14"><text:tab/><text:tab/><text:tab/>}</text:span></text:p>
      <text:p text:style-name="P46"><text:span text:style-name="T14"><text:tab/><text:tab/><text:tab/></text:span><text:span text:style-name="T47">else</text:span><text:span text:style-name="T14"> {</text:span></text:p>
      <text:p text:style-name="P46"><text:span text:style-name="T14"><text:tab/><text:tab/><text:tab/><text:tab/>cout </text:span><text:span text:style-name="T63">&lt;&lt;</text:span><text:span text:style-name="T14"> </text:span><text:span text:style-name="T39">"File is empty or contains inappropriate data.\n"</text:span><text:span text:style-name="T14">;</text:span></text:p>
      <text:p text:style-name="P46"><text:span text:style-name="T14"><text:tab/><text:tab/><text:tab/>}</text:span></text:p>
      <text:p text:style-name="P46"><text:span text:style-name="T14"><text:tab/><text:tab/>}</text:span></text:p>
      <text:p text:style-name="P46"><text:span text:style-name="T14"><text:tab/><text:tab/></text:span><text:span text:style-name="T47">else</text:span><text:span text:style-name="T14"> {</text:span></text:p>
      <text:p text:style-name="P46"><text:span text:style-name="T14"><text:tab/><text:tab/><text:tab/>cout </text:span><text:span text:style-name="T63">&lt;&lt;</text:span><text:span text:style-name="T14"> input_filename </text:span><text:span text:style-name="T63">&lt;&lt;</text:span><text:span text:style-name="T14"> </text:span><text:span text:style-name="T39">" doesn't exist!\n"</text:span><text:span text:style-name="T14">;</text:span></text:p>
      <text:p text:style-name="P46"><text:span text:style-name="T14"><text:tab/><text:tab/>}</text:span></text:p>
      <text:p text:style-name="P46"><text:span text:style-name="T14"><text:tab/>}</text:span></text:p>
      <text:p text:style-name="P46"><text:span text:style-name="T14"><text:tab/></text:span><text:span text:style-name="T47">else</text:span><text:span text:style-name="T14"> </text:span><text:span text:style-name="T47">if</text:span><text:span text:style-name="T14"> (command == 1) {</text:span></text:p>
      <text:p text:style-name="P46"><text:span text:style-name="T14"><text:tab/><text:tab/>cout </text:span><text:span text:style-name="T63">&lt;&lt;</text:span><text:span text:style-name="T14"> </text:span><text:span text:style-name="T39">"Enter the pairs (key then value, both integer) or anything except that (to finish): \n\n"</text:span><text:span text:style-name="T14">;</text:span></text:p>
      <text:p text:style-name="P46"><text:span text:style-name="T14"><text:tab/><text:tab/></text:span><text:span text:style-name="T47">while</text:span><text:span text:style-name="T14"> ((cin </text:span><text:span text:style-name="T63">&gt;&gt;</text:span><text:span text:style-name="T14"> key)) {</text:span></text:p>
      <text:p text:style-name="P46"><text:span text:style-name="T14"><text:tab/><text:tab/><text:tab/></text:span><text:span text:style-name="T47">if</text:span><text:span text:style-name="T14"> (</text:span><text:span text:style-name="T63">!</text:span><text:span text:style-name="T14">(cin </text:span><text:span text:style-name="T63">&gt;&gt;</text:span><text:span text:style-name="T14"> value)) {</text:span></text:p>
      <text:p text:style-name="P46"><text:span text:style-name="T14"><text:tab/><text:tab/><text:tab/><text:tab/></text:span><text:span text:style-name="T47">break</text:span><text:span text:style-name="T14">;</text:span></text:p>
      <text:p text:style-name="P46"><text:span text:style-name="T14"><text:tab/><text:tab/><text:tab/>}</text:span></text:p>
      <text:p text:style-name="P46"><text:span text:style-name="T14"><text:tab/><text:tab/><text:tab/></text:span><text:span text:style-name="T47">if</text:span><text:span text:style-name="T14"> (isIn(treap, key)) {</text:span></text:p>
      <text:p text:style-name="P46"><text:soft-page-break/><text:span text:style-name="T14"><text:tab/><text:tab/><text:tab/><text:tab/>cout </text:span><text:span text:style-name="T63">&lt;&lt;</text:span><text:span text:style-name="T14"> </text:span><text:span text:style-name="T39">"\n\nElement with key = "</text:span><text:span text:style-name="T14"> </text:span><text:span text:style-name="T63">&lt;&lt;</text:span><text:span text:style-name="T14"> key </text:span><text:span text:style-name="T63">&lt;&lt;</text:span><text:span text:style-name="T14"> </text:span><text:span text:style-name="T39">" already exists. Replacing..."</text:span><text:span text:style-name="T14">;</text:span></text:p>
      <text:p text:style-name="P46"><text:span text:style-name="T14"><text:tab/><text:tab/><text:tab/><text:tab/>treap = remove(treap, key, depth);</text:span></text:p>
      <text:p text:style-name="P46"><text:span text:style-name="T14"><text:tab/><text:tab/><text:tab/>}</text:span></text:p>
      <text:p text:style-name="P46"><text:span text:style-name="T14"><text:tab/><text:tab/><text:tab/>cout </text:span><text:span text:style-name="T63">&lt;&lt;</text:span><text:span text:style-name="T14"> </text:span><text:span text:style-name="T39">"\n\nAdding new element with key = "</text:span><text:span text:style-name="T14"> </text:span><text:span text:style-name="T63">&lt;&lt;</text:span><text:span text:style-name="T14"> key </text:span><text:span text:style-name="T63">&lt;&lt;</text:span><text:span text:style-name="T14"> </text:span><text:span text:style-name="T39">" to the treap\n"</text:span><text:span text:style-name="T14">;</text:span></text:p>
      <text:p text:style-name="P46"><text:span text:style-name="T14"><text:tab/><text:tab/><text:tab/>treap = add(treap, key, value);</text:span></text:p>
      <text:p text:style-name="P46"><text:span text:style-name="T14"><text:tab/><text:tab/>}</text:span></text:p>
      <text:p text:style-name="P46"><text:span text:style-name="T14"><text:tab/><text:tab/></text:span><text:span text:style-name="T47">if</text:span><text:span text:style-name="T14"> (treap != </text:span><text:span text:style-name="T47">nullptr</text:span><text:span text:style-name="T14">) {</text:span></text:p>
      <text:p text:style-name="P46"><text:span text:style-name="T14"><text:tab/><text:tab/><text:tab/>printTreap(treap, depth);</text:span></text:p>
      <text:p text:style-name="P46"><text:span text:style-name="T14"><text:tab/><text:tab/>}</text:span></text:p>
      <text:p text:style-name="P46"><text:span text:style-name="T14"><text:tab/><text:tab/></text:span><text:span text:style-name="T47">else</text:span><text:span text:style-name="T14"> {</text:span></text:p>
      <text:p text:style-name="P46"><text:span text:style-name="T14"><text:tab/><text:tab/><text:tab/>cout </text:span><text:span text:style-name="T63">&lt;&lt;</text:span><text:span text:style-name="T14"> </text:span><text:span text:style-name="T39">"The treap is empty.\n"</text:span><text:span text:style-name="T14">;</text:span></text:p>
      <text:p text:style-name="P46"><text:span text:style-name="T14"><text:tab/><text:tab/>}</text:span></text:p>
      <text:p text:style-name="P46"><text:span text:style-name="T14"><text:tab/>}</text:span></text:p>
      <text:p text:style-name="P46"><text:span text:style-name="T14"><text:tab/></text:span><text:span text:style-name="T47">else</text:span><text:span text:style-name="T14"> {</text:span></text:p>
      <text:p text:style-name="P46"><text:span text:style-name="T14"><text:tab/><text:tab/>cout </text:span><text:span text:style-name="T63">&lt;&lt;</text:span><text:span text:style-name="T14"> </text:span><text:span text:style-name="T39">"\nUnknown command, program finished\n"</text:span><text:span text:style-name="T14">;</text:span></text:p>
      <text:p text:style-name="P46"><text:span text:style-name="T14"><text:tab/>}</text:span></text:p>
      <text:p text:style-name="P45"/>
      <text:p text:style-name="P46"><text:span text:style-name="T14"><text:tab/></text:span><text:span text:style-name="T47">return</text:span><text:span text:style-name="T14"> 0;</text:span></text:p>
      <text:p text:style-name="P66"><text:span text:style-name="T95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Lohit Devanagari1" svg:font-family="'Lohit Devanagari'"/>
    <style:font-face style:name="Times New Roman1" svg:font-family="'Times New Roman'"/>
    <style:font-face style:name="sans-serif" svg:font-family="sans-serif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, Terminal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1.27cm" fo:margin-right="0cm" fo:margin-top="0.494cm" fo:margin-bottom="0.494cm" loext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style:paragraph-properties fo:margin-top="0.494cm" fo:margin-bottom="0cm" loext:contextual-spacing="false" fo:line-height="0.483cm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List_20_4" style:display-name="List 4" style:family="paragraph" style:parent-style-name="Standard" style:class="list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fo:margin-left="1.633cm" fo:margin-right="0cm" fo:margin-top="0cm" fo:margin-bottom="0cm" loext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Квадрат3" style:family="paragraph" style:parent-style-name="Standard">
      <style:paragraph-properties fo:text-align="justify" style:justify-single-word="false" fo:orphans="0" fo:widows="0" style:text-autospace="none"/>
      <style:text-properties style:font-name="a_Timer" fo:font-family="a_Timer, Terminal" style:font-family-generic="roman" style:font-pitch="variable" fo:language="en" fo:country="US" style:font-name-complex="a_Timer" style:font-family-complex="a_Timer, Terminal" style:font-family-generic-complex="roman" style:font-pitch-complex="variable"/>
    </style:style>
    <style:style style:name="Обычный_20__2b__20_14_20_pt" style:display-name="Обычный + 14 pt" style:family="paragraph" style:parent-style-name="Квадрат3">
      <style:paragraph-properties fo:margin-left="0cm" fo:margin-right="-1.245cm" fo:line-height="120%" fo:text-indent="0cm" style:auto-text-indent="false"/>
      <style:text-properties style:font-name="Times New Roman" fo:font-family="'Times New Roman'" style:font-family-generic="roman" style:font-pitch="variable" fo:font-size="14pt" fo:language="ru" fo:country="RU" style:font-size-asian="14pt" style:font-name-complex="Times New Roman" style:font-family-complex="'Times New Roman'" style:font-family-generic-complex="roman" style:font-pitch-complex="variable" style:font-size-complex="14pt"/>
    </style:style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Bullet_20_Symbols" style:display-name="Bullet Symbols" style:family="text">
      <style:text-properties fo:color="#111111" style:font-name="Times New Roman" fo:font-family="'Times New Roman'" style:font-family-generic="roman" style:font-pitch="variable" fo:font-size="14pt" style:font-name-asian="OpenSymbol" style:font-family-asian="OpenSymbol" style:font-charset-asian="x-symbol" style:font-size-asian="12.25pt" style:font-name-complex="OpenSymbol" style:font-family-complex="OpenSymbol" style:font-charset-complex="x-symbol" style:font-size-complex="14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loext:header-first>
        <text:p text:style-name="Header"/>
      </loext:header-first>
      <style:footer>
        <text:p text:style-name="MP2"><text:page-number text:select-page="current">2</text:page-number></text:p>
        <text:p text:style-name="Footer"/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dc:subject/>
    <meta:keyword/>
    <meta:creation-date>2020-09-29T14:10:56.716120271</meta:creation-date>
    <meta:editing-cycles>29</meta:editing-cycles>
    <meta:editing-duration>PT2H52M20S</meta:editing-duration>
    <meta:generator>Trio_Office/6.2.8.2$Windows_x86 LibreOffice_project/</meta:generator>
    <dc:date>2020-11-19T21:17:19.740000000</dc:date>
    <meta:document-statistic meta:table-count="2" meta:image-count="0" meta:object-count="0" meta:page-count="11" meta:paragraph-count="321" meta:word-count="1793" meta:character-count="11030" meta:non-whitespace-character-count="9054"/>
  </office:meta>
</office:document-meta>
</file>